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26300000C1019415138.svm"/>
  <manifest:file-entry manifest:media-type="" manifest:full-path="Pictures/20000007000022A9000016AC2BD756F0.svm"/>
  <manifest:file-entry manifest:media-type="" manifest:full-path="Pictures/20000007000017D8000015804750C2B8.svm"/>
  <manifest:file-entry manifest:media-type="" manifest:full-path="Pictures/200000070000212500000E5625AE4620.svm"/>
  <manifest:file-entry manifest:media-type="" manifest:full-path="Pictures/200000070000195C00000D18A9EBB35B.svm"/>
  <manifest:file-entry manifest:media-type="" manifest:full-path="Pictures/20000007000015280000136F6D394955.svm"/>
  <manifest:file-entry manifest:media-type="" manifest:full-path="Pictures/200000070000234800001443A337E28C.svm"/>
  <manifest:file-entry manifest:media-type="" manifest:full-path="Pictures/20000007000016BE000017FBA9E870BC.svm"/>
  <manifest:file-entry manifest:media-type="" manifest:full-path="Pictures/2000000700001AAB0000108A78046253.svm"/>
  <manifest:file-entry manifest:media-type="" manifest:full-path="Pictures/2000000700001BFA0000156FDA9C0333.svm"/>
  <manifest:file-entry manifest:media-type="" manifest:full-path="Pictures/200000070000139200000F2A766900C7.svm"/>
  <manifest:file-entry manifest:media-type="" manifest:full-path="Pictures/200000070000242D000018BDBE0CAD49.svm"/>
  <manifest:file-entry manifest:media-type="" manifest:full-path="Pictures/200000070000274700000E0FE7049BCF.svm"/>
  <manifest:file-entry manifest:media-type="" manifest:full-path="Pictures/200000070000151700001381DDD2E230.svm"/>
  <manifest:file-entry manifest:media-type="" manifest:full-path="Pictures/2000000700001F90000013EBE3A1F1E4.svm"/>
  <manifest:file-entry manifest:media-type="" manifest:full-path="Pictures/20000007000018F2000015C7FD18425F.svm"/>
  <manifest:file-entry manifest:media-type="" manifest:full-path="Pictures/2000000700001689000013FC026BCB95.svm"/>
  <manifest:file-entry manifest:media-type="" manifest:full-path="Pictures/2000000700001B4A000012BF959E37F0.svm"/>
  <manifest:file-entry manifest:media-type="" manifest:full-path="Pictures/200000070000156F00000DB70FC048D3.svm"/>
  <manifest:file-entry manifest:media-type="" manifest:full-path="Pictures/2000000700001F14000019B4D589E0B8.svm"/>
  <manifest:file-entry manifest:media-type="" manifest:full-path="Pictures/2000000700002923000005CBFAF0EBFA.svm"/>
  <manifest:file-entry manifest:media-type="" manifest:full-path="Pictures/20000007000031D20000220B3ADA7209.svm"/>
  <manifest:file-entry manifest:media-type="" manifest:full-path="Pictures/2000000700000BB80000103204B105B9.svm"/>
  <manifest:file-entry manifest:media-type="" manifest:full-path="Pictures/2000000700001F7E0000089ECE36AA9C.svm"/>
  <manifest:file-entry manifest:media-type="" manifest:full-path="Pictures/200000070000213700000E68D0B7A886.svm"/>
  <manifest:file-entry manifest:media-type="" manifest:full-path="Pictures/20000007000014E2000016F3419410A7.svm"/>
  <manifest:file-entry manifest:media-type="" manifest:full-path="Pictures/200000070000256B00000C4560A168B9.svm"/>
  <manifest:file-entry manifest:media-type="" manifest:full-path="Pictures/2000000700001AF2000014E2835301E6.svm"/>
  <manifest:file-entry manifest:media-type="" manifest:full-path="Pictures/2000000700000E5600000C56EB274CC1.svm"/>
  <manifest:file-entry manifest:media-type="" manifest:full-path="Pictures/2000000700001EAA000015C7BDD71CD6.svm"/>
  <manifest:file-entry manifest:media-type="" manifest:full-path="Pictures/20000007000018E1000014207D0C0DB2.svm"/>
  <manifest:file-entry manifest:media-type="" manifest:full-path="Pictures/2000000700001FF9000012E2FC83880D.svm"/>
  <manifest:file-entry manifest:media-type="" manifest:full-path="Pictures/20000007000022980000158020677B86.svm"/>
  <manifest:file-entry manifest:media-type="" manifest:full-path="Pictures/20000007000023D500001BA2E735309B.svm"/>
  <manifest:file-entry manifest:media-type="" manifest:full-path="Pictures/20000007000021B20000136F8E751870.svm"/>
  <manifest:file-entry manifest:media-type="" manifest:full-path="Pictures/200000070000183000000FC87DA18B95.svm"/>
  <manifest:file-entry manifest:media-type="" manifest:full-path="Pictures/200000070000243F000010AEE39A64D9.svm"/>
  <manifest:file-entry manifest:media-type="" manifest:full-path="Pictures/20000007000020CD000012AD85C41CEF.svm"/>
  <manifest:file-entry manifest:media-type="" manifest:full-path="Pictures/20000007000018AC000013A44622EC71.svm"/>
  <manifest:file-entry manifest:media-type="" manifest:full-path="Pictures/20000007000010E300001181222A760E.svm"/>
  <manifest:file-entry manifest:media-type="" manifest:full-path="Pictures/20000007000013B600000D5F8F8D6145.svm"/>
  <manifest:file-entry manifest:media-type="" manifest:full-path="Pictures/20000007000024CC00000A68D83711B6.svm"/>
  <manifest:file-entry manifest:media-type="" manifest:full-path="Pictures/20000007000019040000066945DD7BCC.svm"/>
  <manifest:file-entry manifest:media-type="" manifest:full-path="Pictures/200000070000241C0000102182EEF18E.svm"/>
  <manifest:file-entry manifest:media-type="" manifest:full-path="Pictures/2000000700001EAA000012D06C982311.svm"/>
  <manifest:file-entry manifest:media-type="" manifest:full-path="Pictures/20000007000026A800001830BCE30D74.svm"/>
  <manifest:file-entry manifest:media-type="" manifest:full-path="Pictures/20000007000027E6000015808C6B6FD8.svm"/>
  <manifest:file-entry manifest:media-type="" manifest:full-path="Pictures/2000000700001F5B0000171665EA1DB9.svm"/>
  <manifest:file-entry manifest:media-type="" manifest:full-path="Pictures/20000007000013B600000C3325FD9A96.svm"/>
  <manifest:file-entry manifest:media-type="" manifest:full-path="Pictures/20000007000019270000122086C5FF0A.svm"/>
  <manifest:file-entry manifest:media-type="" manifest:full-path="Pictures/200000070000220B00001F147FB95399.svm"/>
  <manifest:file-entry manifest:media-type="" manifest:full-path="Pictures/200000070000317A00000600FBD6F9BC.svm"/>
  <manifest:file-entry manifest:media-type="" manifest:full-path="Pictures/20000007000038810000063541F309B5.svm"/>
  <manifest:file-entry manifest:media-type="" manifest:full-path="Pictures/200000070000279F00001505B622141C.svm"/>
  <manifest:file-entry manifest:media-type="" manifest:full-path="Pictures/20000007000025D5000018655CCFD494.svm"/>
  <manifest:file-entry manifest:media-type="" manifest:full-path="Pictures/2000000700000F7000000AD2DF2134D7.svm"/>
  <manifest:file-entry manifest:media-type="" manifest:full-path="Pictures/2000000700001C76000017B56164D673.svm"/>
  <manifest:file-entry manifest:media-type="" manifest:full-path="Pictures/20000007000010670000188839202AD7.svm"/>
  <manifest:file-entry manifest:media-type="" manifest:full-path="Pictures/2000000700001CF10000100F2F1A833E.svm"/>
  <manifest:file-entry manifest:media-type="" manifest:full-path="Pictures/200000070000319D0000100F7805BD18.svm"/>
  <manifest:file-entry manifest:media-type="" manifest:full-path="Pictures/20000007000015280000071A90010AE0.svm"/>
  <manifest:file-entry manifest:media-type="" manifest:full-path="Pictures/2000000700002B460000119312C75CA7.svm"/>
  <manifest:file-entry manifest:media-type="" manifest:full-path="Pictures/2000000700001ECE00001055BB026657.svm"/>
  <manifest:file-entry manifest:media-type="" manifest:full-path="Pictures/2000000700001E750000187726A728EC.svm"/>
  <manifest:file-entry manifest:media-type="" manifest:full-path="Pictures/2000000700001AAB0000108A76E11F2A.svm"/>
  <manifest:file-entry manifest:media-type="" manifest:full-path="Pictures/200000070000174B00001044CE8C93DC.svm"/>
  <manifest:file-entry manifest:media-type="" manifest:full-path="Pictures/2000000700002B110000127862D871B7.svm"/>
  <manifest:file-entry manifest:media-type="" manifest:full-path="Pictures/200000070000283E000006B0A3F9440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800000"/>
    </style:style>
    <style:style style:name="P4" style:family="paragraph" style:parent-style-name="Standard">
      <style:text-properties fo:color="#009933"/>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T1" style:family="text">
      <style:text-properties style:text-position="sub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entissage non supervisé (Souleymane Yattara)</text:p>
      <text:p text:style-name="Standard"/>
      <text:h text:style-name="Heading_20_1" text:outline-level="1">Introduction à l'apprentissage non supervisé</text:h>
      <text:p text:style-name="Standard">Dans ce laboratoire vous allez travailler avec l'apprentissage non supervisé. L'apprentissage non supervisé tente de trouver une structure ou des relations inhérentes dans des données complexes. L'apprentissage non supervisé n'utilise pas de cas étiquetés, contrairement à l'apprentissage supervisé.</text:p>
      <text:p text:style-name="Standard"/>
      <text:p text:style-name="Standard">Code</text:p>
      <text:p text:style-name="Standard"><text:a xlink:type="simple" xlink:href="http://localhost:8888/notebooks/Projet5/Exercices/Souleyman/IntroToUnsupervisedLearning.ipynb" text:style-name="Internet_20_link" text:visited-style-name="Visited_20_Internet_20_Link">http://localhost:8888/notebooks/Projet5/Exercices/Souleyman/IntroToUnsupervisedLearning.ipynb</text:a></text:p>
      <text:p text:style-name="Standard"/>
      <text:p text:style-name="Standard">Il y a plusieurs approches à l'apprentissage non supervisé. Dans ce laboratoire, vous travaillerez avec deux méthodes de clustering largement utilisées, K-means clustering et hierarchical.</text:p>
      <text:h text:style-name="Heading_20_2" text:outline-level="2">Clustering K-means</text:h>
      <text:p text:style-name="Standard">Le clustering K-means sépare un ensemble de données en K clusters de variance égale. Le nombre de clusters, K, est défini par l'utilisateur. L'algorithme de base comporte les étapes suivantes :</text:p>
      <text:p text:style-name="Standard"/>
      <text:p text:style-name="Standard">-Un ensemble de K centroïdes est choisi au hasard.</text:p>
      <text:p text:style-name="Standard">-Les clusters sont formés en minimisant la variance au sein de chaque cluster. Cette métrique est également connue sous le nom de somme des carrés à l'intérieur des clusters (voir la discussion plus approfondie dans la section sur l'évaluation des clusters). Cette étape permet de répartir les données dans des clusters dont la distance au carré par rapport au centroïde du cluster est minimale.</text:p>
      <text:p text:style-name="Standard">-Les centroïdes sont déplacés vers la moyenne de chaque grappe. La moyenne de chaque cluster est calculée et le centroïde est déplacé vers la moyenne.</text:p>
      <text:p text:style-name="Standard">-Les étapes 2 et 3 sont répétées jusqu'à ce qu'un critère d'arrêt soit atteint. En général, l'algorithme s'arrête lorsque la variance intra-groupe ne diminue que de façon minimale.</text:p>
      <text:p text:style-name="Standard">-Les étapes ci-dessus sont répétées en commençant par un démarrage aléatoire de l'étape 1. Le meilleur ensemble de clusters par la variance intra-classe et la séparation entre clusters est retenu.</text:p>
      <text:p text:style-name="Standard"/>
      <text:p text:style-name="Standard">Puisque le regroupement K-means ne repose que sur des opérations d'algèbre linéaire de base, la méthode est massivement évolutive. Les algorithmes de clustering K-means hors cœur sont largement utilisés. Cependant, cette méthode suppose une variance égale des clusters, une hypothèse assez restrictive. En pratique, ce critère n'est presque jamais vrai, et pourtant le clustering K-means produit toujours des résultats utiles.</text:p>
      <text:p text:style-name="Standard"/>
      <text:h text:style-name="Heading_20_2" text:outline-level="2">Clustering hiérarchique</text:h>
      <text:p text:style-name="Standard">Les méthodes de clustering hiérarchique font moins d'hypothèses de distribution par rapport aux méthodes K-means. Cependant, les méthodes K-means sont généralement plus évolutives, parfois même très évolutives.</text:p>
      <text:p text:style-name="Standard"/>
      <text:p text:style-name="Standard">Le clustering hiérarchique crée des clusters par une méthode divisive ou agglomérante. La méthode divisive est une approche "descendante" qui commence par l'ensemble des données et trouve ensuite des partitions de manière progressive. La dernière méthode, connue sous le nom de clustering agglomératif, est une approche "ascendante". Dans ce laboratoire, vous travaillerez avec le clustering agglomératif qui fonctionne en gros comme suit :</text:p>
      <text:p text:style-name="Standard"/>
      <text:p text:style-name="Standard"><text:soft-page-break/>Les distances de liaison entre chacun des points de données sont calculées.</text:p>
      <text:p text:style-name="Standard">Les points sont regroupés par paire avec leur plus proche voisin.</text:p>
      <text:p text:style-name="Standard">Les distances de liaison entre les clusters sont calculées.</text:p>
      <text:p text:style-name="Standard">Les clusters sont combinés par paire pour former des clusters plus grands.</text:p>
      <text:p text:style-name="Standard">Les étapes 3 et 4 sont répétées jusqu'à ce que tous les points de données se trouvent dans une seule grappe.</text:p>
      <text:p text:style-name="Standard"/>
      <text:p text:style-name="Standard">La fonction de liaison peut être calculée de plusieurs façons :</text:p>
      <text:p text:style-name="Standard">-Lien externe mesure l'augmentation de la variance pour les clusters liés,</text:p>
      <text:p text:style-name="Standard">-Le lien moyen utilise la distance moyenne par paire entre les membres des deux clusters,</text:p>
      <text:p text:style-name="Standard">-le lien complet ou maximal utilise la distance maximale entre les membres des deux clusters.</text:p>
      <text:p text:style-name="Standard"/>
      <text:p text:style-name="Standard">Plusieurs mesures de distance différentes sont utilisées pour calculer les fonctions de liaison :</text:p>
      <text:p text:style-name="Standard">-La distance Euclidienne ou l2 est la plus utilisée. Cette métrique est le seul choix pour la méthode de liaison de Ward.</text:p>
      <text:p text:style-name="Standard">-La distance Manhattan** ou l1 est robuste aux valeurs aberrantes et possède d'autres propriétés intéressantes.</text:p>
      <text:p text:style-name="Standard">-La similarité Cosine est le produit scalaire entre les vecteurs de localisation divisé par les magnitudes des vecteurs. Remarquez que cette métrique est une mesure de similarité, alors que les deux autres métriques sont des mesures de différence. La similarité peut être très utile lorsque l'on travaille avec des données telles que des images ou des documents texte.</text:p>
      <text:p text:style-name="Standard"/>
      <text:h text:style-name="Heading_20_2" text:outline-level="2">Evaluation des modèles de clustering</text:h>
      <text:p text:style-name="Standard">Maintenant que vous avez créé quelques modèles de clustering, vous vous demandez probablement comment évaluer ces modèles et effectuer une sélection de modèles. Il existe un certain nombre de métriques que vous pouvez utiliser pour évaluer et comparer les modèles de clustering. Cependant, vous devez toujours garder à l'esprit que le meilleur modèle doit être sélectionné en fonction du problème que vous essayez de résoudre.</text:p>
      <text:p text:style-name="Standard"/>
      <text:p text:style-name="Standard">Une métrique utile pour les clusters est la somme des carrés dans le cluster ou WCSS. Intuitivement, les clusters devraient avoir une dispersion minimale et donc une WCSS minimale. Le site</text:p>
      <text:p text:style-name="Standard"/>
      <text:p text:style-name="Standard">Nous pouvons utiliser le WCSS pour comparer différents modèles de cluster. Les modèles avec un SSW plus petit ont des clusters plus serrés et, par conséquent, un WCSS plus petit.</text:p>
      <text:p text:style-name="Standard"/>
      <text:p text:style-name="Standard">Remarque : le WCSS est également appelé inertie.</text:p>
      <text:p text:style-name="Standard"/>
      <text:p text:style-name="Standard">La somme des carrés entre clusters ou BCSS est une métrique apparentée. Alors que la WCSS mesure la densité des clusters, la BCSS est une mesure de la séparation entre les clusters. Pour calculer la BCSS, observez que la somme totale des carrés ou TSS doit être égale à la somme de la WCSS et de la BCSS :</text:p>
      <text:p text:style-name="Standard"/>
      <text:p text:style-name="Standard">Le coefficient de silhouette ou SC est une autre métrique de clustering. Le coefficient de silhouette mesure le rapport entre les distances au sein d'un cluster et les distances au cluster adjacent le plus proche.</text:p>
      <text:p text:style-name="Standard"/>
      <text:p text:style-name="Standard">Note: Les métriques WCSS et BCSS ont pour concept que le clustering a des distributions multivariées normales. Par conséquent, ces métriques ne sont strictement applicables qu'au cluster K-means. Ce fait signifie que WCSS et BCSS ne sont pas des métriques utiles pour le clustering agglomératif. Le SC peut être calculé à l'aide de différentes métriques et est donc plus généralement <text:soft-page-break/>applicable à la plupart des méthodes de clustering.</text:p>
      <text:p text:style-name="Standard"/>
      <text:h text:style-name="Heading_20_1" text:outline-level="1">Appliquer les modèles de clustering</text:h>
      <text:p text:style-name="Standard">Dans ce laboratoire, vous appliquerez les modèles de clustering K-means et agglomératif pour trouver une structure dans l'ensemble de données automobiles. Trouver des clusters significatifs dans un ensemble de données aussi complexe sera un défi. Le défi est double. Tout d'abord, il faut déterminer le nombre optimal de clusters. Ensuite, les clusters doivent être interprétés d'une manière utile. Ces défis sont typiques de l'apprentissage non supervisé.</text:p>
      <text:p text:style-name="Standard"/>
      <text:p text:style-name="Standard">Le source est dans :</text:p>
      <text:p text:style-name="Standard">http://localhost:8888/notebooks/Projet5/Exercices/Souleyman/ApplicationOfClustering.ipynb</text:p>
      <text:p text:style-name="Standard"/>
      <text:p text:style-name="Standard">J'en ai aussi fait un html (sur la tablette). C'est le source documenté qui fait office de doc.</text:p>
      <text:p text:style-name="Standard">C:\Data\OC-DataScientist\Projet5\Exercices\Souleyman\ApplicationOfClustering.html</text:p>
      <text:p text:style-name="Standard"/>
      <text:p text:style-name="Standard">J'ai essayé d'en faire un pdf (avec pypeteer, mais pas réussi) ### à voir</text:p>
      <text:p text:style-name="Standard"><text:a xlink:type="simple" xlink:href="https://towardsdatascience.com/jupyter-notebook-to-pdf-in-a-few-lines-3c48d68a7a63" text:style-name="Internet_20_link" text:visited-style-name="Visited_20_Internet_20_Link">https://towardsdatascience.com/jupyter-notebook-to-pdf-in-a-few-lines-3c48d68a7a63</text:a></text:p>
      <text:p text:style-name="Standard"/>
      <text:p text:style-name="Standard">C'est un code intéressants qui arrive a concentrer pas mal de chose sur un scatter. </text:p>
      <text:p text:style-name="Standard">Il utilise un dictionnaire de couleurs et un dictionnaire de 'markers', c'est la forme du point à afficher par le scatter. Ca permet de rajouter une information.</text:p>
      <text:p text:style-name="Standard"/>
      <text:h text:style-name="Heading_20_1" text:outline-level="1">Un site conseillé par Souleyman</text:h>
      <text:p text:style-name="Standard"><text:a xlink:type="simple" xlink:href="https://www.analyticsvidhya.com/blog/2021/08/kmeans-clustering/" text:style-name="Internet_20_link" text:visited-style-name="Visited_20_Internet_20_Link">https://www.analyticsvidhya.com/blog/2021/08/kmeans-clustering/</text:a></text:p>
      <text:p text:style-name="Standard"/>
      <text:p text:style-name="Standard"/>
      <text:p text:style-name="Standard"/>
      <text:p text:style-name="Standard"/>
      <text:p text:style-name="Standard"/>
      <text:p text:style-name="P1">Apprentissage non supervisé (François Husson)</text:p>
      <text:h text:style-name="Heading_20_1" text:outline-level="1">Analyse (factorielle) des correspondances multiples (ACM)</text:h>
      <text:p text:style-name="Standard">Une série de 7 vidéos</text:p>
      <text:p text:style-name="Standard"><text:a xlink:type="simple" xlink:href="https://www.youtube.com/playlist?list=PLnZgp6epRBbTvk5fznOuiZSz8ZC6aS5sz" text:style-name="Internet_20_link" text:visited-style-name="Visited_20_Internet_20_Link">https://www.youtube.com/playlist?list=PLnZgp6epRBbTvk5fznOuiZSz8ZC6aS5sz</text:a></text:p>
      <text:h text:style-name="Heading_20_2" text:outline-level="2">Introduction : l'ACM en 6 min</text:h>
      <text:p text:style-name="Standard"><text:a xlink:type="simple" xlink:href="https://www.youtube.com/watch?v=bihScz3OXbw&amp;list=PLnZgp6epRBbTvk5fznOuiZSz8ZC6aS5sz&amp;index=2" text:style-name="Internet_20_link" text:visited-style-name="Visited_20_Internet_20_Link">https://www.youtube.com/watch?v=bihScz3OXbw&amp;list=PLnZgp6epRBbTvk5fznOuiZSz8ZC6aS5sz&amp;index=2</text:a></text:p>
      <text:p text:style-name="Standard"/>
      <text:p text:style-name="P2">Les données :</text:p>
      <text:p text:style-name="Standard">Il est important de savoir que l'ACM porte sur des variables qualitatives.</text:p>
      <text:p text:style-name="Standard">On a affaire à des tableaux comportant I individus caractérisés par J variables qualitatives.</text:p>
      <text:p text:style-name="Standard"><text:soft-page-break/><draw:frame draw:style-name="fr1" draw:name="images9" text:anchor-type="as-char" svg:width="8.184cm" svg:height="4.835cm" draw:z-index="0"><draw:image xlink:href="Pictures/2000000700001FF9000012E2FC83880D.svm" xlink:type="simple" xlink:show="embed" xlink:actuate="onLoad"/></draw:frame></text:p>
      <text:p text:style-name="Standard">j peut par exemple être la catégorie socio-professionnelle. Les modalités : ouvrier, profession libérale, …</text:p>
      <text:p text:style-name="Standard"/>
      <text:p text:style-name="Standard">Exemple, une enquête où I personnes sont interrogées sur J questions à choix multiples.</text:p>
      <text:p text:style-name="Standard"/>
      <text:p text:style-name="Standard">Exemple sur un petit tableau</text:p>
      <text:p text:style-name="Standard"><draw:frame draw:style-name="fr1" draw:name="images10" text:anchor-type="as-char" svg:width="4.2cm" svg:height="6.279cm" draw:z-index="1"><draw:image xlink:href="Pictures/20000007000010670000188839202AD7.svm" xlink:type="simple" xlink:show="embed" xlink:actuate="onLoad"/></draw:frame></text:p>
      <text:p text:style-name="Standard">Lunette : deux modalités (oui / non)</text:p>
      <text:p text:style-name="Standard">Cheveux : <text:s/>deux modalités (oui / non)</text:p>
      <text:p text:style-name="Standard">Barbe : trois modalités</text:p>
      <text:p text:style-name="Standard">Moustache : quatre modalités</text:p>
      <text:p text:style-name="Standard"/>
      <text:p text:style-name="Standard">Tableau disjonctif complet c'est du OneHot)</text:p>
      <text:p text:style-name="Standard"><draw:frame draw:style-name="fr1" draw:name="images11" text:anchor-type="as-char" svg:width="7.408cm" svg:height="4.112cm" draw:z-index="2"><draw:image xlink:href="Pictures/2000000700001CF10000100F2F1A833E.svm" xlink:type="simple" xlink:show="embed" xlink:actuate="onLoad"/></draw:frame></text:p>
      <text:p text:style-name="Standard">Objectifs de l'ACM : bilan des ressemblances entre individus et des associations entre modalités</text:p>
      <text:p text:style-name="Standard"/>
      <text:p text:style-name="Standard">Comme pour l'ACP, on va étudier les individus et les variables.</text:p>
      <text:p text:style-name="Standard"/>
      <text:p text:style-name="Standard">Deux individus se ressemblent si « dans l'ensemble » ils ont sensiblement le même profil ou presque. Ou si ils ont répondu presque pareil au sondage. On considérera qu'ils sont proches</text:p>
      <text:p text:style-name="Standard">Deux individus sont différents ou éloignés si ils ont peu de modalités en commun.</text:p>
      <text:p text:style-name="Standard">L'ACM va étudier la variabilité entre les individus</text:p>
      <text:p text:style-name="Standard"/>
      <text:p text:style-name="Standard"><text:soft-page-break/>Du point de vu des variables, l'ACM va s'intéresser aux liaisons entre variables, et comme les variables sont qualitatives, l'ACM va s'intéresser aux associations entre modalités et fournira une visualisation d'ensemble de ces associations entre modalités</text:p>
      <text:p text:style-name="Standard">L'ACM construit des variables synthétiques qui résument le mieux possible les variables.</text:p>
      <text:p text:style-name="Standard"/>
      <text:p text:style-name="Standard">Projection sur le premier plan (c'est la représentation simultanée des deux nuages)</text:p>
      <text:p text:style-name="Standard"><draw:frame draw:style-name="fr1" draw:name="images12" text:anchor-type="as-char" svg:width="8.027cm" svg:height="5.911cm" draw:z-index="3"><draw:image xlink:href="Pictures/2000000700001F5B0000171665EA1DB9.svm" xlink:type="simple" xlink:show="embed" xlink:actuate="onLoad"/></draw:frame></text:p>
      <text:p text:style-name="Standard">On y retrouve tous les individus et toutes les modalités de toues les variables. Une proximité des individus sur le plan traduit une proximité des profils</text:p>
      <text:p text:style-name="Standard">Une proximité des modalités traduit une association forte entre ces modalités</text:p>
      <text:p text:style-name="Standard"/>
      <text:p text:style-name="Standard">Les individus sont du coté des modalités qu'ils prennent, et les modalités sont du coté des individus qui les prennent.</text:p>
      <text:p text:style-name="Standard"/>
      <text:p text:style-name="Standard">Le premier axe mets en opposition Cheveux long / cheveux courts</text:p>
      <text:p text:style-name="Standard">Le deuxième axe mets en opposition lunette / pas lunette</text:p>
      <text:p text:style-name="Standard">L'individu en haut à droite est éloigné car il est très particulier (association de deux modalités rares, ça conduit l'ACM à l'éloigner)</text:p>
      <text:p text:style-name="Standard"/>
      <text:p text:style-name="Standard">A partir d'un tableau, l'ACM met en évidence les éléments de cette structure de façon hiérarchisée</text:p>
      <text:p text:style-name="Standard">L'ACM est d'autant plus précieuse que le tableau est grand (il faut un outils)</text:p>
      <text:p text:style-name="Standard">l'ACM est adaptée au traitement d'enquêtes</text:p>
      <text:p text:style-name="Standard"/>
      <text:h text:style-name="Heading_20_2" text:outline-level="2">Données et problématiques</text:h>
      <text:p text:style-name="Standard"><text:a xlink:type="simple" xlink:href="https://www.youtube.com/watch?v=C_JhUZtrPsc&amp;list=PLnZgp6epRBbTvk5fznOuiZSz8ZC6aS5sz&amp;index=2" text:style-name="Internet_20_link" text:visited-style-name="Visited_20_Internet_20_Link">https://www.youtube.com/watch?v=C_JhUZtrPsc&amp;list=PLnZgp6epRBbTvk5fznOuiZSz8ZC6aS5sz&amp;index=2</text:a></text:p>
      <text:p text:style-name="Standard"/>
      <text:p text:style-name="Standard">Même vidéo ici en mieux (mathAgroCampus)</text:p>
      <text:p text:style-name="Standard"><text:a xlink:type="simple" xlink:href="https://www.youtube.com/watch?v=sra70Dz29to" text:style-name="Internet_20_link" text:visited-style-name="Visited_20_Internet_20_Link">https://www.youtube.com/watch?v=sra70Dz29to</text:a></text:p>
      <text:p text:style-name="Standard"/>
      <text:p text:style-name="Standard"/>
      <text:p text:style-name="Standard">Rappel, on travail sur des tableaux. I individus en ligne, J variables qualitatives en colonne.</text:p>
      <text:p text:style-name="Standard">V<text:span text:style-name="T1">ij</text:span> : modalité de la variable j possédée par l'individu i</text:p>
      <text:p text:style-name="Standard">C'est ce tableau qu'on fourni aux outils d'ACM</text:p>
      <text:p text:style-name="Standard"/>
      <text:p text:style-name="Standard">A partir de ce tableau, le logiciel construit le tableau disjonctif complet (TDC). Les lignes sont les individus, le colonnes sont les modalités de chaque variable (sorte d'encodage OneHot, avec des 0 et des 1)</text:p>
      <text:p text:style-name="Standard">Une colonne est dit une fonction indicatrice ou une indicatrice</text:p>
      <text:p text:style-name="Standard">C'est ce tableau qui est construit et analysé par les logiciels</text:p>
      <text:p text:style-name="Standard"><text:soft-page-break/>La « marge colonne » de ce tableau vaut J</text:p>
      <text:p text:style-name="Standard">La « marge ligne » vaut I</text:p>
      <text:p text:style-name="Standard"/>
      <text:p text:style-name="P2">1- Etude des individus</text:p>
      <text:p text:style-name="Standard">Un individu = une ligne du TDC = ensemble de ses modalités</text:p>
      <text:p text:style-name="Standard">Ressemblance des individus : si dans l'ensemble, ils ont le même profil (exemple FB). Deux individus sont éloignés si ils ont peu de modalités communes</text:p>
      <text:p text:style-name="Standard">Variabilité des individus : les différences. L'ACM va explorer cette variabilité. L'idée c'est d'en extraire les principales dimensions</text:p>
      <text:p text:style-name="Standard"/>
      <text:p text:style-name="P2">Etudes des variables</text:p>
      <text:p text:style-name="Standard"/>
      <text:p text:style-name="Standard">Liaisons entre variables qualitatives, en relation avec les modalités. Deux variables qualitatives sont liées si il y a corrélation, si les modalités de l'une s'associe de façon particulière aux modalités de l'autre.</text:p>
      <text:p text:style-name="Standard">Visualisation d'ensemble des associations entre modalités, pour avoir une visualisation d'ensemble entre les variables</text:p>
      <text:p text:style-name="Standard">Construction de variables synthétiques, on va chercher de indicateurs quantitatifs fondé sur des variables qualitatives</text:p>
      <text:p text:style-name="Standard"/>
      <text:p text:style-name="Standard">=&gt; problématique voisine de celle de l'ACP, les données sont similaires, mais d'un point de vu technique ça va se passer différemment </text:p>
      <text:p text:style-name="Standard"/>
      <text:p text:style-name="Standard">Exemple : enquête Insee 2003, 8403 individus</text:p>
      <text:p text:style-name="Standard">Deux sortes de variables</text:p>
      <text:p text:style-name="Standard">18 loisirs (oui ou non) : <text:s/>lecture, musique, cinéma, … nombre d'heures de TV (en classe)</text:p>
      <text:p text:style-name="Standard">4 variables signalétiques : sex, age (en classe), profession, statut matrimonial</text:p>
      <text:p text:style-name="Standard"/>
      <text:p text:style-name="Standard">Les effectifs des modalités</text:p>
      <text:p text:style-name="Standard"><draw:frame draw:style-name="fr1" draw:name="images13" text:anchor-type="as-char" svg:width="7.161cm" svg:height="5.487cm" draw:z-index="4"><draw:image xlink:href="Pictures/2000000700001BFA0000156FDA9C0333.svm" xlink:type="simple" xlink:show="embed" xlink:actuate="onLoad"/></draw:frame></text:p>
      <text:p text:style-name="Standard">On traite les non réponse comme une modalité particulière</text:p>
      <text:p text:style-name="Standard"/>
      <text:p text:style-name="Standard"><draw:frame draw:style-name="fr1" draw:name="images14" text:anchor-type="as-char" svg:width="5.487cm" svg:height="3.51cm" draw:z-index="5"><draw:image xlink:href="Pictures/200000070000156F00000DB70FC048D3.svm" xlink:type="simple" xlink:show="embed" xlink:actuate="onLoad"/></draw:frame></text:p>
      <text:p text:style-name="Standard">ACM1 : loisirs en actif, signalétique en supplémentaire</text:p>
      <text:p text:style-name="Standard">un individu c'est un profil d'activité</text:p>
      <text:p text:style-name="Standard">principales dimensions de variabilité des profils d'activités</text:p>
      <text:p text:style-name="Standard"><text:soft-page-break/>liaisons entre ces dimensions et le signalétique</text:p>
      <text:p text:style-name="Standard"/>
      <text:p text:style-name="Standard">ACM2 : signalétique en actif, loisirs en supplémentaire</text:p>
      <text:p text:style-name="Standard">ACM3 : loisirs et signalétique en actif : il faut un équilibre entre les deux type de données, ça renvoi à des méthodes comme l'Analys Factorielle Multiple</text:p>
      <text:p text:style-name="Standard"/>
      <text:p text:style-name="Standard">En ACM, tous les individus ont le même poid (1/I)</text:p>
      <text:p text:style-name="Standard">Si un individu possède une modalité rare, cela le caractérise beaucoup plus qu'une modalité fréquente.</text:p>
      <text:p text:style-name="Standard">Si une modalité est possédée par tous les individus, elle ne caractérise personne, d'où l'idée de diviser par la probabilité</text:p>
      <text:p text:style-name="Standard"><draw:frame draw:style-name="fr1" draw:name="images15" text:anchor-type="as-char" svg:width="8.504cm" svg:height="3.688cm" draw:z-index="6"><draw:image xlink:href="Pictures/200000070000213700000E68D0B7A886.svm" xlink:type="simple" xlink:show="embed" xlink:actuate="onLoad"/></draw:frame></text:p>
      <text:p text:style-name="Standard">En comparaison avec l'ACP, x<text:span text:style-name="T1">ik</text:span> est la donnée centrée réduite</text:p>
      <text:p text:style-name="Standard"/>
      <text:h text:style-name="Heading_20_2" text:outline-level="2">Etude des individus</text:h>
      <text:p text:style-name="Standard"><text:a xlink:type="simple" xlink:href="https://www.youtube.com/watch?v=S7ojPthc0bE&amp;list=PLnZgp6epRBbTvk5fznOuiZSz8ZC6aS5sz&amp;index=3" text:style-name="Internet_20_link" text:visited-style-name="Visited_20_Internet_20_Link">https://www.youtube.com/watch?v=S7ojPthc0bE&amp;list=PLnZgp6epRBbTvk5fznOuiZSz8ZC6aS5sz&amp;index=3</text:a></text:p>
      <text:p text:style-name="Standard"/>
      <text:p text:style-name="Standard"/>
      <text:p text:style-name="Standard"/>
      <text:p text:style-name="Standard"/>
      <text:h text:style-name="Heading_20_1" text:outline-level="1">Classification ascendante hiérarchique</text:h>
      <text:p text:style-name="Standard">Un série de François Husson sur la classification ascendante hiérarchique (CAH) – 4 vidéos</text:p>
      <text:p text:style-name="Standard"/>
      <text:h text:style-name="Heading_20_2" text:outline-level="2">Introduction, les données, la problématique </text:h>
      <text:p text:style-name="Standard"><text:a xlink:type="simple" xlink:href="https://www.youtube.com/watch?v=SE_4dLh5vXY" text:style-name="Internet_20_link" text:visited-style-name="Visited_20_Internet_20_Link">https://www.youtube.com/watch?v=SE_4dLh5vXY</text:a></text:p>
      <text:p text:style-name="Standard">Exemples :</text:p>
      <text:p text:style-name="Standard">La classification du règne animal</text:p>
      <text:p text:style-name="Standard">Un disque dur</text:p>
      <text:p text:style-name="Standard">…</text:p>
      <text:p text:style-name="Standard"/>
      <text:p text:style-name="Standard">La classification s'intéresse à des tableaux de données 'Individus' * 'Variable Quantitatives', ce sont les mêmes données que pour l'ACP (Principle Component Analysis)</text:p>
      <text:p text:style-name="Standard"><text:soft-page-break/><draw:frame draw:style-name="fr1" draw:name="images5" text:anchor-type="as-char" svg:width="5.346cm" svg:height="5.876cm" draw:z-index="24"><draw:image xlink:href="Pictures/20000007000014E2000016F3419410A7.svm" xlink:type="simple" xlink:show="embed" xlink:actuate="onLoad"/></draw:frame></text:p>
      <text:p text:style-name="Standard">Objectifs : production d'une structure (arborescence) permettant :</text:p>
      <text:p text:style-name="Standard">-la mise en évidence de liens hiérarchiques entre individus ou groupe d'individus</text:p>
      <text:p text:style-name="Standard">-la détection d'un nombre de classes 'naturel' eu sein de la population</text:p>
      <text:p text:style-name="Standard"><draw:frame draw:style-name="fr1" draw:name="images6" text:anchor-type="as-char" svg:width="5.415cm" svg:height="4.974cm" draw:z-index="25"><draw:image xlink:href="Pictures/20000007000015280000136F6D394955.svm" xlink:type="simple" xlink:show="embed" xlink:actuate="onLoad"/></draw:frame></text:p>
      <text:p text:style-name="Standard">Il faut définir une mesure de ressemblance entre individus, quand est ce que deux individus sont proches, quand les met-on dans une même classe ?</text:p>
      <text:p text:style-name="Standard">-distance euclidienne</text:p>
      <text:p text:style-name="Standard">-indice de similarité (en écologie, l'indice de jaccard est utilisé, <text:a xlink:type="simple" xlink:href="https://fr.wikipedia.org/wiki/Indice_et_distance_de_Jaccard" text:style-name="Internet_20_link" text:visited-style-name="Visited_20_Internet_20_Link">https://fr.wikipedia.org/wiki/Indice_et_distance_de_Jaccard</text:a>)</text:p>
      <text:p text:style-name="Standard">Une vidéo de Kimberly Fessel sur le sujet : <text:a xlink:type="simple" xlink:href="https://www.youtube.com/watch?v=YotbvhndSf4" text:style-name="Internet_20_link" text:visited-style-name="Visited_20_Internet_20_Link">https://www.youtube.com/watch?v=YotbvhndSf4</text:a></text:p>
      <text:p text:style-name="Standard"/>
      <text:p text:style-name="Standard">-...</text:p>
      <text:p text:style-name="Standard"/>
      <text:p text:style-name="Standard">Il faut aussi définir la notion de ressemblance entre groupes d'individus :</text:p>
      <text:p text:style-name="Standard">-saut minimum ou lien simple (plus petite distance)</text:p>
      <text:p text:style-name="Standard">-lien complet (plus grande distance)</text:p>
      <text:p text:style-name="Standard">-critère de Ward</text:p>
      <text:p text:style-name="Standard"><draw:frame draw:style-name="fr1" draw:name="images7" text:anchor-type="as-char" svg:width="3.671cm" svg:height="3.157cm" draw:z-index="26"><draw:image xlink:href="Pictures/2000000700000E5600000C56EB274CC1.svm" xlink:type="simple" xlink:show="embed" xlink:actuate="onLoad"/></draw:frame></text:p>
      <text:p text:style-name="Standard">Le choix de la mesure de ressemblance peut modifier la classification qu'on obtient</text:p>
      <text:p text:style-name="Standard"/>
      <text:h text:style-name="Heading_20_3" text:outline-level="3">Construction à la main</text:h>
      <text:p text:style-name="Standard">8 points dans deux dimensions</text:p>
      <text:p text:style-name="Standard"><text:soft-page-break/><draw:frame draw:style-name="fr1" draw:name="images8" text:anchor-type="as-char" svg:width="11.077cm" svg:height="4.5cm" draw:z-index="42"><draw:image xlink:href="Pictures/2000000700002B460000119312C75CA7.svm" xlink:type="simple" xlink:show="embed" xlink:actuate="onLoad"/></draw:frame></text:p>
      <text:p text:style-name="Standard">Au début chaque point est un cluster. On calcule les distances euclidiennes (d'où la matrice)</text:p>
      <text:p text:style-name="Standard">La plus petite distance, c'est AC = 0,25.</text:p>
      <text:p text:style-name="Standard">On regroupe AC par un rectangle qui va de A à C et de 0,25 de haut</text:p>
      <text:p text:style-name="Standard">On calcul les distances entre AC et les autres points en utilisant la mesure du saut minimum</text:p>
      <text:p text:style-name="Standard"/>
      <text:p text:style-name="Standard"><draw:frame draw:style-name="fr1" draw:name="images51" text:anchor-type="as-char" svg:width="12.702cm" svg:height="4.112cm" draw:z-index="43"><draw:image xlink:href="Pictures/200000070000319D0000100F7805BD18.svm" xlink:type="simple" xlink:show="embed" xlink:actuate="onLoad"/></draw:frame></text:p>
      <text:p text:style-name="Standard">Et ainsi de suite</text:p>
      <text:p text:style-name="Standard"><draw:frame draw:style-name="fr1" draw:name="images52" text:anchor-type="as-char" svg:width="12.755cm" svg:height="8.715cm" draw:z-index="44"><draw:image xlink:href="Pictures/20000007000031D20000220B3ADA7209.svm" xlink:type="simple" xlink:show="embed" xlink:actuate="onLoad"/></draw:frame></text:p>
      <text:p text:style-name="Standard">En définissant un niveau de coupure, on construit une partition.</text:p>
      <text:p text:style-name="Standard"><draw:frame draw:style-name="fr1" draw:name="images53" text:anchor-type="as-char" svg:width="5.009cm" svg:height="3.882cm" draw:z-index="45"><draw:image xlink:href="Pictures/200000070000139200000F2A766900C7.svm" xlink:type="simple" xlink:show="embed" xlink:actuate="onLoad"/></draw:frame></text:p>
      <text:p text:style-name="Standard">La partition n'est pas forcément optimale.</text:p>
      <text:p text:style-name="Standard">Quand une partition est elle bonne ?</text:p>
      <text:p text:style-name="Standard"><text:soft-page-break/>-si les individus d'une même classe sont proches</text:p>
      <text:p text:style-name="Standard">-si les individus de deux classes différentes sont éloignés</text:p>
      <text:p text:style-name="Standard"/>
      <text:p text:style-name="Standard">Ca se traduit par :</text:p>
      <text:p text:style-name="Standard">-la variabilité intra-classe est faible</text:p>
      <text:p text:style-name="Standard">-la variabilité inter-classe est grande</text:p>
      <text:p text:style-name="Standard"/>
      <text:p text:style-name="Standard"><draw:frame draw:style-name="fr1" draw:name="images54" text:anchor-type="as-char" svg:width="9.26cm" svg:height="6.332cm" draw:z-index="46"><draw:image xlink:href="Pictures/200000070000242D000018BDBE0CAD49.svm" xlink:type="simple" xlink:show="embed" xlink:actuate="onLoad"/></draw:frame></text:p>
      <text:p text:style-name="Standard">On a donc un seul critère. Maximiser l'inertie inter revient à minimiser l'intertie intra, vu que l'inertie totale est figée.</text:p>
      <text:p text:style-name="Standard"/>
      <text:p text:style-name="Standard">Ratio de la qualité d'une partition</text:p>
      <text:p text:style-name="Standard"><draw:frame draw:style-name="fr1" draw:name="images55" text:anchor-type="as-char" svg:width="10.054cm" svg:height="3.598cm" draw:z-index="47"><draw:image xlink:href="Pictures/200000070000274700000E0FE7049BCF.svm" xlink:type="simple" xlink:show="embed" xlink:actuate="onLoad"/></draw:frame></text:p>
      <text:p text:style-name="Standard">Attention : Si le nombre de classe est trop important</text:p>
      <text:p text:style-name="Standard"/>
      <text:h text:style-name="Heading_20_3" text:outline-level="3">Méthode de Ward</text:h>
      <text:p text:style-name="Standard">Initialisation : une classe = un individu =&gt; Inertie inter=1 (il n'y a pas d'inertie intra à ce stade)</text:p>
      <text:p text:style-name="Standard">A chaque étape : agréger les classes a et b qui minimisent la diminution de l'inertie inter </text:p>
      <text:p text:style-name="Standard"><draw:frame draw:style-name="fr1" draw:name="images56" text:anchor-type="as-char" svg:width="14.466cm" svg:height="1.589cm" draw:z-index="48"><draw:image xlink:href="Pictures/20000007000038810000063541F309B5.svm" xlink:type="simple" xlink:show="embed" xlink:actuate="onLoad"/></draw:frame></text:p>
      <text:p text:style-name="Standard">m<text:span text:style-name="T1">a</text:span> et m<text:span text:style-name="T1">b</text:span> : effectifs de la classe a et b</text:p>
      <text:p text:style-name="Standard">d² (a,b) : distance entre a et b</text:p>
      <text:p text:style-name="Standard"/>
      <text:p text:style-name="Standard">La méthode de Ward regroupe les objets de faible poids et évite l'effet de chaîne. Le schéma ci-dessous compare la méthode du saut minimum et la méthode de Ward dans deux cas.</text:p>
      <text:p text:style-name="Standard"/>
      <text:p text:style-name="Standard">En cas de « chaîne », le saut minimum est très mauvais. Ward arrive à éviter ça :</text:p>
      <text:p text:style-name="Standard">-Regroupe des classes ayant des centres de gravité proches</text:p>
      <text:p text:style-name="Standard">-Intérêt immédiat pour la classification</text:p>
      <text:p text:style-name="Standard"><text:soft-page-break/><draw:frame draw:style-name="fr1" draw:name="images57" text:anchor-type="as-char" svg:width="10.142cm" svg:height="5.382cm" draw:z-index="49"><draw:image xlink:href="Pictures/200000070000279F00001505B622141C.svm" xlink:type="simple" xlink:show="embed" xlink:actuate="onLoad"/></draw:frame></text:p>
      <text:p text:style-name="Standard"/>
      <text:h text:style-name="Heading_20_2" text:outline-level="2">Exemple de CAH</text:h>
      <text:p text:style-name="Standard"><text:a xlink:type="simple" xlink:href="https://www.youtube.com/watch?v=3XVoGXVG1mo" text:style-name="Internet_20_link" text:visited-style-name="Visited_20_Internet_20_Link">https://www.youtube.com/watch?v=3XVoGXVG1mo</text:a></text:p>
      <text:p text:style-name="Standard">15 individus : 15 villes, 12 variables : les températures moyennes sur 30 ans</text:p>
      <text:p text:style-name="Standard"><draw:frame draw:style-name="fr1" draw:name="images58" text:anchor-type="as-char" svg:width="9.28cm" svg:height="4.27cm" draw:z-index="50"><draw:image xlink:href="Pictures/200000070000243F000010AEE39A64D9.svm" xlink:type="simple" xlink:show="embed" xlink:actuate="onLoad"/></draw:frame></text:p>
      <text:p text:style-name="Standard">Quelles villes ont des profils météo similaires ?</text:p>
      <text:p text:style-name="Standard">Comment caractériser les groupes de villes ?</text:p>
      <text:p text:style-name="Standard"/>
      <text:p text:style-name="Standard">Arbre hiérarchique construit par un logiciel (dist euclienne et Ward)</text:p>
      <text:p text:style-name="Standard"><draw:frame draw:style-name="fr1" draw:name="images59" text:anchor-type="as-char" svg:width="6.105cm" svg:height="5.503cm" draw:z-index="51"><draw:image xlink:href="Pictures/20000007000017D8000015804750C2B8.svm" xlink:type="simple" xlink:show="embed" xlink:actuate="onLoad"/></draw:frame></text:p>
      <text:p text:style-name="Standard">Le diag en haut donne l'évolution de l'inertie en fonction du nombre de partition. Le voici en plus gros.</text:p>
      <text:p text:style-name="Standard"><text:soft-page-break/><draw:frame draw:style-name="fr1" draw:name="images60" text:anchor-type="as-char" svg:width="6.316cm" svg:height="5.029cm" draw:z-index="52"><draw:image xlink:href="Pictures/20000007000018AC000013A44622EC71.svm" xlink:type="simple" xlink:show="embed" xlink:actuate="onLoad"/></draw:frame></text:p>
      <text:p text:style-name="Standard">Il donne la perte d'intertie lorsqu'on passe par exemple de 11 à 10 classes</text:p>
      <text:p text:style-name="Standard">Somme des pertes d'inertie = 12. On a douze variables centrées réduites donc c'est normal.</text:p>
      <text:p text:style-name="Standard"/>
      <text:p text:style-name="Standard">Combien doit on faire de groupe ?</text:p>
      <text:p text:style-name="Standard">Si on découpe en deux classes :</text:p>
      <text:p text:style-name="Standard"><draw:frame draw:style-name="fr1" draw:name="images61" text:anchor-type="as-char" svg:width="6.493cm" svg:height="3.351cm" draw:z-index="53"><draw:image xlink:href="Pictures/200000070000195C00000D18A9EBB35B.svm" xlink:type="simple" xlink:show="embed" xlink:actuate="onLoad"/></draw:frame></text:p>
      <text:p text:style-name="Standard">Ca revient un peu à la séparation qu'on avait avec le premier axe de l'ACP</text:p>
      <text:p text:style-name="Standard"><draw:frame draw:style-name="fr1" draw:name="images62" text:anchor-type="as-char" svg:width="5.046cm" svg:height="3.424cm" draw:z-index="54"><draw:image xlink:href="Pictures/20000007000013B600000D5F8F8D6145.svm" xlink:type="simple" xlink:show="embed" xlink:actuate="onLoad"/></draw:frame></text:p>
      <text:p text:style-name="Standard">Le choix du nombre de classes est important. On peut regarder le coude.</text:p>
      <text:p text:style-name="Standard"/>
      <text:h text:style-name="Heading_20_2" text:outline-level="2">K-means</text:h>
      <text:p text:style-name="Standard"><text:a xlink:type="simple" xlink:href="https://www.youtube.com/watch?v=3VLGFOMj8oI" text:style-name="Internet_20_link" text:visited-style-name="Visited_20_Internet_20_Link">https://www.youtube.com/watch?v=3VLGFOMj8oI</text:a></text:p>
      <text:p text:style-name="Standard"/>
      <text:p text:style-name="Standard">Algorithme d'agrégation autour des centres mobiles. Nécessite de fixer le nombre de cluster.</text:p>
      <text:p text:style-name="Standard"><draw:frame draw:style-name="fr1" draw:name="images63" text:anchor-type="as-char" svg:width="5.399cm" svg:height="4.994cm" draw:z-index="55"><draw:image xlink:href="Pictures/200000070000151700001381DDD2E230.svm" xlink:type="simple" xlink:show="embed" xlink:actuate="onLoad"/></draw:frame></text:p>
      <text:p text:style-name="Standard"/>
      <text:h text:style-name="Heading_20_3" text:outline-level="3">Consolidation d'une partition obtenue par CAH</text:h>
      <text:p text:style-name="Standard">La partitions obtenue par CAH n'est pas optimale et peut être améliorée par les k-means</text:p>
      <text:p text:style-name="Standard"><text:soft-page-break/></text:p>
      <text:p text:style-name="Standard">Algo de consolidation :</text:p>
      <text:p text:style-name="Standard">la partition obtenue par CAH est utilisée comme initialisation de l'algo de partionnement</text:p>
      <text:p text:style-name="Standard">quelques étapes de k-means sont itérées</text:p>
      <text:p text:style-name="Standard"/>
      <text:p text:style-name="Standard">=&gt; amélioration de la partition </text:p>
      <text:p text:style-name="Standard">avantage : consolidation de la partition</text:p>
      <text:p text:style-name="Standard">inconvénient : perte de l'info de hiérarchie</text:p>
      <text:p text:style-name="Standard"/>
      <text:h text:style-name="Heading_20_3" text:outline-level="3">CAH en grandes dimensions</text:h>
      <text:p text:style-name="Standard">Si le nombre de variables est grand : on peut dans un premier temps faire une ACP et ne conserver que les premières dimensions</text:p>
      <text:p text:style-name="Standard"/>
      <text:p text:style-name="Standard"><draw:frame draw:style-name="fr1" draw:name="images64" text:anchor-type="as-char" svg:width="9.033cm" svg:height="5.188cm" draw:z-index="56"><draw:image xlink:href="Pictures/200000070000234800001443A337E28C.svm" xlink:type="simple" xlink:show="embed" xlink:actuate="onLoad"/></draw:frame></text:p>
      <text:h text:style-name="Heading_20_3" text:outline-level="3">CAH Sur variables qualitatives</text:h>
      <text:p text:style-name="Standard">Deux stratégies : </text:p>
      <text:p text:style-name="Standard">1-Se ramener à des variables quantitatives</text:p>
      <text:p text:style-name="P5">Faire une ACM et ne conserver que les premières dimensions. L'ACM permet d'avoir des coordonnées des individus, et les coordonnées sont des variables quantitatives</text:p>
      <text:p text:style-name="P5">Faire une CAH à partir des composantes principales de l'ACM</text:p>
      <text:p text:style-name="P6"/>
      <text:p text:style-name="Standard">2-Utiliser des mesures adaptées aux données qualitatives : indice de similarité, indice de Jaccard, ...</text:p>
      <text:p text:style-name="Standard">Ces indicateurs permettent de calculer une matrice de similarité ou de dissimilarité sur les individus, et à partir de là on peut faire une CAH</text:p>
      <text:p text:style-name="Standard"/>
      <text:p text:style-name="Standard">Avantages de faire une ACM avant la CAH :</text:p>
      <text:p text:style-name="Standard">L'analyse factorielle élimine les dernières composantes qui ne contiennent que du bruit. Ca donne une CAH plus stable</text:p>
      <text:p text:style-name="Standard"><draw:frame draw:style-name="fr1" draw:name="images65" text:anchor-type="as-char" svg:width="9.245cm" svg:height="4.129cm" draw:z-index="57"><draw:image xlink:href="Pictures/200000070000241C0000102182EEF18E.svm" xlink:type="simple" xlink:show="embed" xlink:actuate="onLoad"/></draw:frame></text:p>
      <text:h text:style-name="Heading_20_2" text:outline-level="2">Caractérisation des classes d'individus issues d'une partitions</text:h>
      <text:p text:style-name="Standard"><text:a xlink:type="simple" xlink:href="https://www.youtube.com/watch?v=S-vfGS-VTDI" text:style-name="Internet_20_link" text:visited-style-name="Visited_20_Internet_20_Link">https://www.youtube.com/watch?v=S-vfGS-VTDI</text:a></text:p>
      <text:p text:style-name="Standard"><text:soft-page-break/></text:p>
      <text:p text:style-name="Standard">Parangon : individu le plus proche du centre d'une classe</text:p>
      <text:p text:style-name="Standard">On peut représenter le Parangon sur le plan factoriel </text:p>
      <text:p text:style-name="Standard"><draw:frame draw:style-name="fr1" draw:name="images66" text:anchor-type="as-char" svg:width="7.849cm" svg:height="5.576cm" draw:z-index="58"><draw:image xlink:href="Pictures/2000000700001EAA000015C7BDD71CD6.svm" xlink:type="simple" xlink:show="embed" xlink:actuate="onLoad"/></draw:frame></text:p>
      <text:p text:style-name="Standard"/>
      <text:p text:style-name="Standard">C'est du méga lourd</text:p>
      <text:p text:style-name="Standard">Revoir la vidéo</text:p>
      <text:p text:style-name="Standard">Pas sûr que ça me serve dans l'immédiat</text:p>
      <text:p text:style-name="Standard"/>
      <text:p text:style-name="Standard"/>
      <text:p text:style-name="Standard"/>
      <text:p text:style-name="P1">Apprentissage non supervisé (Machine Lernia)</text:p>
      <text:p text:style-name="Standard">Apprentissage supervisé : on montre à la machine des exemples (X,y) de ce qu'elle doit apprendre.</text:p>
      <text:p text:style-name="Standard"><text:a xlink:type="simple" xlink:href="https://www.youtube.com/watch?v=FTtzd31IAOw&amp;list=PLO_fdPEVlfKoHQ3Ua2NtDL4nmynQC8YiS&amp;index=10&amp;t=2s" text:style-name="Internet_20_link" text:visited-style-name="Visited_20_Internet_20_Link">https://www.youtube.com/watch?v=FTtzd31IAOw&amp;list=PLO_fdPEVlfKoHQ3Ua2NtDL4nmynQC8YiS&amp;index=10&amp;t=2s</text:a></text:p>
      <text:p text:style-name="Standard"/>
      <text:h text:style-name="Heading_20_1" text:outline-level="1">K-Means</text:h>
      <text:p text:style-name="Standard"><draw:frame draw:style-name="fr1" draw:name="images68" text:anchor-type="as-char" svg:width="11.024cm" svg:height="4.727cm" draw:z-index="59"><draw:image xlink:href="Pictures/2000000700002B110000127862D871B7.svm" xlink:type="simple" xlink:show="embed" xlink:actuate="onLoad"/></draw:frame></text:p>
      <text:p text:style-name="Standard"/>
      <text:p text:style-name="Standard"><text:soft-page-break/><draw:frame draw:style-name="fr1" draw:name="images69" text:anchor-type="as-char" svg:width="5.823cm" svg:height="6.138cm" draw:z-index="60"><draw:image xlink:href="Pictures/20000007000016BE000017FBA9E870BC.svm" xlink:type="simple" xlink:show="embed" xlink:actuate="onLoad"/></draw:frame></text:p>
      <text:p text:style-name="Standard"/>
      <text:h text:style-name="Heading_20_1" text:outline-level="1">PCA</text:h>
      <text:p text:style-name="Standard">La démo porte sur le dataset Digits qu comporte 1797 images de chiffres de 64 pixels. </text:p>
      <text:p text:style-name="Standard">Il fait une PCA pour pouvoir projeter le dataset sur les deux premières composantes et c'est assez réaliste</text:p>
      <text:p text:style-name="Standard"/>
      <text:p text:style-name="Standard">On peut se servir du PCA pour faire de la réduction de dimension pour la visualisation ou pour accélérer l'apprentissage en vue d'une régression ou d'une classification, ou pour compresser nos données</text:p>
      <text:p text:style-name="Standard"/>
      <text:h text:style-name="Heading_20_2" text:outline-level="2">Visualisation 2D ou 3D</text:h>
      <text:p text:style-name="Standard">model = PCA (n_components=2)</text:p>
      <text:p text:style-name="Standard">X_reduced = model.fit_transform(X)</text:p>
      <text:p text:style-name="Standard"/>
      <text:p text:style-name="Standard">plt.scatter (X_reduced[ :,0], X_reduced[ :,1], c=y)</text:p>
      <text:p text:style-name="Standard">plt.colorbar()</text:p>
      <text:p text:style-name="Standard"/>
      <text:p text:style-name="Standard"><draw:frame draw:style-name="fr1" draw:name="images67" text:anchor-type="as-char" svg:width="6.438cm" svg:height="4.641cm" draw:z-index="61"><draw:image xlink:href="Pictures/20000007000019270000122086C5FF0A.svm" xlink:type="simple" xlink:show="embed" xlink:actuate="onLoad"/></draw:frame></text:p>
      <text:p text:style-name="Standard"/>
      <text:p text:style-name="Standard">model.components_ : dévoile la combinaison linéaire entre les composantes et les variables de X</text:p>
      <text:p text:style-name="Standard"/>
      <text:p text:style-name="Standard">model.components_ # donne un tableau de tableaux (2, 64)</text:p>
      <text:p text:style-name="Standard">model.components_.shape # (2, 64)</text:p>
      <text:p text:style-name="Standard"/>
      <text:p text:style-name="Standard"># C'est la combinaison linéaire des 64 variables d'origine. </text:p>
      <text:p text:style-name="Standard">Chaque composante est une combinaison linéaire des 64 variables d'origine.</text:p>
      <text:p text:style-name="Standard">Les coeff sont quand même difficile à interpréter </text:p>
      <text:p text:style-name="Standard"/>
      <text:h text:style-name="Heading_20_2" text:outline-level="2"><text:soft-page-break/>Compression des données</text:h>
      <text:p text:style-name="Standard">Objectif : réduire le nombre de variables en conservant 95 à 99% de la variance</text:p>
      <text:p text:style-name="Standard"/>
      <text:p text:style-name="Standard">model.explained_variance_ratio_</text:p>
      <text:p text:style-name="Standard">Indique le pourcentage de variance préservée par chaque composantes (ce sont les valeurs propres)</text:p>
      <text:p text:style-name="Standard">Ici c'est un tableau (1, 64)</text:p>
      <text:p text:style-name="Standard"/>
      <text:p text:style-name="Standard">np.cumsum(model.explained_variance_ratio_)</text:p>
      <text:p text:style-name="Standard">Donne la somme cumulée</text:p>
      <text:p text:style-name="Standard">C'est encore un tableau (1, 64) qui démarre presque à 0 et va à 1 (100%)</text:p>
      <text:p text:style-name="Standard"/>
      <text:p text:style-name="Standard">On commence par entraîner le modèle sur la dimension d'origine, ici 64</text:p>
      <text:p text:style-name="Standard"/>
      <text:p text:style-name="Standard">model = PCA (n_components=64)</text:p>
      <text:p text:style-name="Standard">X_reduced = model.fit_transform(X)</text:p>
      <text:p text:style-name="Standard"/>
      <text:p text:style-name="Standard">model.explained_variance_ratio_</text:p>
      <text:p text:style-name="Standard"/>
      <text:p text:style-name="Standard">plt.plot (np.cumsum(model.explained_variance_ratio_))</text:p>
      <text:p text:style-name="Standard"># donne un beau graphique </text:p>
      <text:p text:style-name="Standard"/>
      <text:p text:style-name="Standard">np.argmax (np.cumsum(model.explained_variance_ratio_) &gt; 0.99)</text:p>
      <text:p text:style-name="Standard"># Ca donne 40. Les 40 premières composantes permettent de préserver 99% de la variance</text:p>
      <text:p text:style-name="Standard"/>
      <text:p text:style-name="Standard"># On réentraine le modele PCA avec le nombre trouvé.</text:p>
      <text:p text:style-name="Standard"/>
      <text:p text:style-name="Standard">model = PCA (n_components=40)</text:p>
      <text:p text:style-name="Standard">X_reduced = model.fit_transform(X)</text:p>
      <text:p text:style-name="Standard"/>
      <text:p text:style-name="Standard">Pour observer une image compressée, on utilise la méthode inverse_transform. Attention cela ne remet pas les données à leur position d'origine??###</text:p>
      <text:p text:style-name="Standard">X_recovered = model.inverse_transform (X_reduced)</text:p>
      <text:p text:style-name="Standard"/>
      <text:p text:style-name="Standard"># X_recovered est donc le dataset décompressé contenant 1797 images de 64 pixels. On peut afficher la 1ère, en prenant la première ligne et en faisant un reshape. ### c'est du lourd</text:p>
      <text:p text:style-name="Standard"/>
      <text:p text:style-name="Standard">plt.imshow(X_recovered[0].reshape((8,8))</text:p>
      <text:p text:style-name="Standard"/>
      <text:p text:style-name="Standard">Avec 40 composantes, la qualité de l'image est bien conservée. Il fait plusieurs tests, avec 1, 2, 3. Les résultats sont beaucoup moins bien.</text:p>
      <text:p text:style-name="Standard"/>
      <text:p text:style-name="Standard">On peut aussi écrire (c'est plus rapide)</text:p>
      <text:p text:style-name="Standard">model = PCA (n_components=0.95) <text:s/># Dans ce cas, 95% de la variance est préservée</text:p>
      <text:p text:style-name="Standard">model.n_compents_ <text:s text:c="5"/># donne 29, c'est le nombre de composantes conservées</text:p>
      <text:p text:style-name="Standard"/>
      <text:p text:style-name="Standard">Il faut standardiser (StandardScaler) les données avant d'utiliser PCA</text:p>
      <text:p text:style-name="Standard">PCA est normalement conçu pour traiter des variables continues</text:p>
      <text:p text:style-name="Standard">PCA n'est pas efficace sur les datasets non linéaires. Dans ce cas, il faut utiliser le Manifold Learning come le IsoMap ou le très célèbre T-SNE</text:p>
      <text:p text:style-name="Standard"/>
      <text:p text:style-name="P1"><text:soft-page-break/>MathAgroCampus (Jérome Pagès ?)</text:p>
      <text:h text:style-name="Heading_20_1" text:outline-level="1">Analyse Factorielle des Composantes</text:h>
      <text:h text:style-name="Heading_20_2" text:outline-level="2">AFC - Cours 1</text:h>
      <text:p text:style-name="Standard"><text:a xlink:type="simple" xlink:href="https://www.youtube.com/watch?v=OumpkTyUmKo" text:style-name="Internet_20_link" text:visited-style-name="Visited_20_Internet_20_Link">https://www.youtube.com/watch?v=OumpkTyUmKo</text:a></text:p>
      <text:p text:style-name="Standard">(j'ai fait un MP3)</text:p>
      <text:p text:style-name="Standard">Très intéressant, ce cours est mieux que celui de Rémi Bachelet, mais bien plus technique </text:p>
      <text:h text:style-name="Heading_20_2" text:outline-level="2">ACF – Complément</text:h>
      <text:p text:style-name="Standard"><text:a xlink:type="simple" xlink:href="https://www.youtube.com/watch?v=dRYxLtnOFo4" text:style-name="Internet_20_link" text:visited-style-name="Visited_20_Internet_20_Link">https://www.youtube.com/watch?v=dRYxLtnOFo4</text:a></text:p>
      <text:p text:style-name="Standard"/>
      <text:h text:style-name="Heading_20_2" text:outline-level="2">AFC Sur données textuelles</text:h>
      <text:p text:style-name="Standard"><text:a xlink:type="simple" xlink:href="https://www.youtube.com/watch?v=4Eazg8GR-Qo" text:style-name="Internet_20_link" text:visited-style-name="Visited_20_Internet_20_Link">https://www.youtube.com/watch?v=4Eazg8GR-Qo</text:a></text:p>
      <text:p text:style-name="Standard">Intéressant </text:p>
      <text:p text:style-name="Standard"/>
      <text:p text:style-name="Standard">Les premiers travaux sur l'AFC initié par Jean-Paul Benzécri et par son élève Brigitte Escofier portaient sur des données textuelles, et notamment sur les mots utilisés dans Phèdre de Racine.</text:p>
      <text:p text:style-name="Standard"/>
      <text:p text:style-name="Standard">Là l'étude porte sur le vocabulaire utilisé pour décrire des vins de Loire.</text:p>
      <text:p text:style-name="Standard"><draw:frame draw:style-name="fr1" draw:name="images1" text:anchor-type="as-char" svg:width="7.796cm" svg:height="6.264cm" draw:z-index="62"><draw:image xlink:href="Pictures/2000000700001E750000187726A728EC.svm" xlink:type="simple" xlink:show="embed" xlink:actuate="onLoad"/></draw:frame></text:p>
      <text:p text:style-name="Standard"/>
      <text:p text:style-name="Standard"><draw:frame draw:style-name="fr1" draw:name="images2" text:anchor-type="as-char" svg:width="7.849cm" svg:height="4.815cm" draw:z-index="63"><draw:image xlink:href="Pictures/2000000700001EAA000012D06C982311.svm" xlink:type="simple" xlink:show="embed" xlink:actuate="onLoad"/></draw:frame></text:p>
      <text:p text:style-name="Standard"/>
      <text:p text:style-name="Standard">Map</text:p>
      <text:p text:style-name="Standard"><text:soft-page-break/><draw:frame draw:style-name="fr1" draw:name="images3" text:anchor-type="as-char" svg:width="6.385cm" svg:height="5.576cm" draw:z-index="64"><draw:image xlink:href="Pictures/20000007000018F2000015C7FD18425F.svm" xlink:type="simple" xlink:show="embed" xlink:actuate="onLoad"/></draw:frame></text:p>
      <text:p text:style-name="Standard"><draw:frame draw:style-name="fr1" draw:name="images4" text:anchor-type="as-char" svg:width="5.77cm" svg:height="5.115cm" draw:z-index="65"><draw:image xlink:href="Pictures/2000000700001689000013FC026BCB95.svm" xlink:type="simple" xlink:show="embed" xlink:actuate="onLoad"/></draw:frame></text:p>
      <text:p text:style-name="Standard">Un vin apparaît du coté des mots auxquels il s'associe le plus</text:p>
      <text:p text:style-name="Standard"/>
      <text:p text:style-name="Standard">Un mot apparaît du coté des vins auxquels il s'associe le plus</text:p>
      <text:p text:style-name="Standard"/>
      <text:p text:style-name="Standard"/>
      <text:h text:style-name="Heading_20_1" text:outline-level="1">Analyse (factorielle) des Correspondances Multiples (ACM) Introduction</text:h>
      <text:p text:style-name="Standard">Même vidéo que François Husson en mieux (j'ai fait un MP3). En mieux ? Pas forcément</text:p>
      <text:p text:style-name="Standard"><text:a xlink:type="simple" xlink:href="https://www.youtube.com/watch?v=sra70Dz29to" text:style-name="Internet_20_link" text:visited-style-name="Visited_20_Internet_20_Link">https://www.youtube.com/watch?v=sra70Dz29to</text:a></text:p>
      <text:p text:style-name="Standard"/>
      <text:h text:style-name="Heading_20_2" text:outline-level="2">Les données </text:h>
      <text:p text:style-name="Standard"><draw:frame draw:style-name="fr1" draw:name="images16" text:anchor-type="as-char" svg:width="8.856cm" svg:height="5.503cm" draw:z-index="7"><draw:image xlink:href="Pictures/20000007000022980000158020677B86.svm" xlink:type="simple" xlink:show="embed" xlink:actuate="onLoad"/></draw:frame></text:p>
      <text:p text:style-name="Standard">On travaille sur des tableaux de données I individus en ligne, J variables qualitatives en colonne</text:p>
      <text:p text:style-name="Standard">Ne pas confondre la variable (ex : couleur) et ses modalités (bleu)</text:p>
      <text:p text:style-name="Standard"/>
      <text:h text:style-name="Heading_20_2" text:outline-level="2"><text:soft-page-break/>Objectifs de l'ACM, problématique </text:h>
      <text:p text:style-name="P2">Etudes des individus </text:p>
      <text:p text:style-name="Standard"/>
      <text:p text:style-name="Standard">Ce qui caractérise les individus en ACM c'est d’abord une approche multi-dimensionnelle</text:p>
      <text:p text:style-name="Standard">Un individu c'est une ligne du TDC, il est caractérisé par l'ensemble de ses modalités</text:p>
      <text:p text:style-name="Standard"/>
      <text:p text:style-name="Standard">Ressemblance entre individus : ils se ressemblent s'ils ont choisit des modalités proches. Ils sont différents si il y a peu de modalités en commun</text:p>
      <text:p text:style-name="Standard">L'ensemble de ces ressemblances et de ces différences constitue ce qu'on appelle la variabilité des individus</text:p>
      <text:p text:style-name="Standard">Comme on est en analyse factorielle, on analyse les principale dimensions de la variabilité des individus</text:p>
      <text:p text:style-name="Standard"/>
      <text:p text:style-name="P2">Etude des variables</text:p>
      <text:p text:style-name="Standard">Les variables sont qualitatives, on va s'intéresser aux relations entre modalités, étudier les liaisons (corrélation) entre variables qualitatives</text:p>
      <text:p text:style-name="Standard">On souhaite une visualisation d'ensemble des associations entre modalités</text:p>
      <text:p text:style-name="Standard"/>
      <text:p text:style-name="Standard">Dernier aspect, la construction de variables synthétiques : indicateurs quantitatif fondé sur des variables qualitatives</text:p>
      <text:p text:style-name="Standard"/>
      <text:p text:style-name="Standard">Ca ressemble beaucoup à l'ACP</text:p>
      <text:p text:style-name="Standard"/>
      <text:h text:style-name="Heading_20_2" text:outline-level="2">Transformation du tableau disjonctif complet</text:h>
      <text:p text:style-name="Standard">Tous les individus ont le même poids : 1/I</text:p>
      <text:p text:style-name="Standard"/>
      <text:p text:style-name="Standard">Exemple : enquête, I personnes interrogées, J questions à choix multiples</text:p>
      <text:p text:style-name="Standard"/>
      <text:p text:style-name="Standard">x<text:span text:style-name="T1">ij</text:span> : modalité de la variable j possédée par l'individu i. Le codage peut être littéral ('bleu') ou numérique (2 si 'bleu'=2)</text:p>
      <text:p text:style-name="Standard"/>
      <text:p text:style-name="Standard">Le 1er tableau est appelé « tableau de codage condensé »</text:p>
      <text:p text:style-name="Standard">Le 2ème tableau est appelé « tableau disjonctif complet », encodage OneHot des variables qualitatives (avec ou sans ordre)</text:p>
      <text:p text:style-name="Standard">Vocabulaire : une colonne est appelée une « indicatrice » ou une « fonction indicatrice »</text:p>
      <text:p text:style-name="Standard"/>
      <text:p text:style-name="Standard">Marge colonne : on fait la somme de toutes les colonnes d'une ligne : ça donne forcément J</text:p>
      <text:p text:style-name="Standard"/>
      <text:p text:style-name="Standard">Marge ligne : </text:p>
      <text:p text:style-name="Standard">p<text:span text:style-name="T1">k</text:span> : proportion d'individus possédant la modalité k</text:p>
      <text:p text:style-name="Standard">donc la somme de chaque colonne est I*p<text:span text:style-name="T1">k</text:span> </text:p>
      <text:p text:style-name="Standard">y<text:span text:style-name="T1">ik</text:span> = 1 si l'individu i possède la modalité k de la variable j, et ce quel que soit p<text:span text:style-name="T1">k</text:span></text:p>
      <text:p text:style-name="Standard">y<text:span text:style-name="T1">ik</text:span> = 0 sinon</text:p>
      <text:p text:style-name="Standard"/>
      <text:p text:style-name="Standard">Si p<text:span text:style-name="T1">k</text:span> est petit (modalité rare) la variable caractérise beaucoup l'individu (si tout le monde a la même modalité, la variable ne caractérise rien du tout)</text:p>
      <text:p text:style-name="Standard">D'où l'idée de diviser <text:s text:c="3"/>x<text:span text:style-name="T1">ik</text:span> = y<text:span text:style-name="T1">ik</text:span> / p<text:span text:style-name="T1">k</text:span> <text:s text:c="14"/></text:p>
      <text:p text:style-name="Standard">Du coup x<text:span text:style-name="T1">ik</text:span> est grand si la modalité est rare <text:s/></text:p>
      <text:p text:style-name="Standard"/>
      <text:p text:style-name="Standard">On procède à un centrage : <text:s/>x<text:span text:style-name="T1">ik</text:span> = y<text:span text:style-name="T1">ik</text:span> / p<text:span text:style-name="T1">k</text:span> - 1</text:p>
      <text:p text:style-name="Standard"><text:soft-page-break/><text:s/>x<text:span text:style-name="T1">ik</text:span> c'est le tableau utilisé par l'ACM pour faire l'analyse factorielle</text:p>
      <text:h text:style-name="Heading_20_2" text:outline-level="2">Nuage des individus</text:h>
      <text:p text:style-name="Standard"><draw:frame draw:style-name="fr1" draw:name="images17" text:anchor-type="as-char" svg:width="8.484cm" svg:height="3.671cm" draw:z-index="8"><draw:image xlink:href="Pictures/200000070000212500000E5625AE4620.svm" xlink:type="simple" xlink:show="embed" xlink:actuate="onLoad"/></draw:frame></text:p>
      <text:p text:style-name="Standard">Calcul des distances entre deux points</text:p>
      <text:p text:style-name="Standard"><draw:frame draw:style-name="fr1" draw:name="images18" text:anchor-type="as-char" svg:width="6.369cm" svg:height="5.152cm" draw:z-index="9"><draw:image xlink:href="Pictures/20000007000018E1000014207D0C0DB2.svm" xlink:type="simple" xlink:show="embed" xlink:actuate="onLoad"/></draw:frame></text:p>
      <text:p text:style-name="Standard">Développement</text:p>
      <text:p text:style-name="Standard"><draw:frame draw:style-name="fr1" draw:name="images19" text:anchor-type="as-char" svg:width="12.666cm" svg:height="1.536cm" draw:z-index="10"><draw:image xlink:href="Pictures/200000070000317A00000600FBD6F9BC.svm" xlink:type="simple" xlink:show="embed" xlink:actuate="onLoad"/></draw:frame></text:p>
      <text:p text:style-name="Standard">Distance à l'origine</text:p>
      <text:p text:style-name="Standard"><draw:frame draw:style-name="fr1" draw:name="images20" text:anchor-type="as-char" svg:width="10.303cm" svg:height="1.713cm" draw:z-index="11"><draw:image xlink:href="Pictures/200000070000283E000006B0A3F9440A.svm" xlink:type="simple" xlink:show="embed" xlink:actuate="onLoad"/></draw:frame></text:p>
      <text:p text:style-name="Standard">Si l'individu possède des modalités rares, la distance à l'origine sera grande</text:p>
      <text:p text:style-name="Standard"/>
      <text:p text:style-name="Standard">Inertie totale Ni</text:p>
      <text:p text:style-name="Standard"><draw:frame draw:style-name="fr1" draw:name="images21" text:anchor-type="as-char" svg:width="8.063cm" svg:height="2.207cm" draw:z-index="12"><draw:image xlink:href="Pictures/2000000700001F7E0000089ECE36AA9C.svm" xlink:type="simple" xlink:show="embed" xlink:actuate="onLoad"/></draw:frame></text:p>
      <text:p text:style-name="Standard">L'inertie ne dépend que du nombre de modalités et du nombre de Variables, elle ne dépend pas du contenu du tableau lui même. </text:p>
      <text:p text:style-name="Standard">Ce résultat est très différent de l'analyse des correspondances</text:p>
      <text:p text:style-name="Standard"/>
      <text:h text:style-name="Heading_20_2" text:outline-level="2"><text:soft-page-break/>Nuages des modalités (14min10)</text:h>
      <text:p text:style-name="Standard"><draw:frame draw:style-name="fr1" draw:name="images22" text:anchor-type="as-char" svg:width="8.398cm" svg:height="4.78cm" draw:z-index="13"><draw:image xlink:href="Pictures/20000007000020CD000012AD85C41CEF.svm" xlink:type="simple" xlink:show="embed" xlink:actuate="onLoad"/></draw:frame></text:p>
      <text:p text:style-name="Standard">Variance de l'indicatrice k</text:p>
      <text:p text:style-name="Standard"><draw:frame draw:style-name="fr1" draw:name="images23" text:anchor-type="as-char" svg:width="10.53cm" svg:height="1.483cm" draw:z-index="14"><draw:image xlink:href="Pictures/2000000700002923000005CBFAF0EBFA.svm" xlink:type="simple" xlink:show="embed" xlink:actuate="onLoad"/></draw:frame></text:p>
      <text:p text:style-name="Standard">La variance sera grande si p<text:span text:style-name="T1">k</text:span> est petit</text:p>
      <text:p text:style-name="Standard"/>
      <text:p text:style-name="Standard">Inertie de k</text:p>
      <text:p text:style-name="Standard"><draw:frame draw:style-name="fr1" draw:name="images24" text:anchor-type="as-char" svg:width="6.405cm" svg:height="1.64cm" draw:z-index="15"><draw:image xlink:href="Pictures/20000007000019040000066945DD7BCC.svm" xlink:type="simple" xlink:show="embed" xlink:actuate="onLoad"/></draw:frame></text:p>
      <text:p text:style-name="Standard">Lorsqu'une modalité est rare, elle a une forte inertie</text:p>
      <text:p text:style-name="Standard"/>
      <text:p text:style-name="Standard">Distance entre deux modalités</text:p>
      <text:p text:style-name="Standard"><draw:frame draw:style-name="fr1" draw:name="images25" text:anchor-type="as-char" svg:width="5.415cm" svg:height="1.819cm" draw:z-index="16"><draw:image xlink:href="Pictures/20000007000015280000071A90010AE0.svm" xlink:type="simple" xlink:show="embed" xlink:actuate="onLoad"/></draw:frame></text:p>
      <text:h text:style-name="Heading_20_2" text:outline-level="2">Représentation simultanée de Ni et de Nk</text:h>
      <text:p text:style-name="Standard">Analyse factorielle (AF) : projection sur une suite d'axes orthogonaux d'inertie maximum (voir vidéo cours sur l'ACP)</text:p>
      <text:p text:style-name="Standard"><draw:frame draw:style-name="fr1" draw:name="images26" text:anchor-type="as-char" svg:width="8.872cm" svg:height="5.803cm" draw:z-index="17"><draw:image xlink:href="Pictures/20000007000022A9000016AC2BD756F0.svm" xlink:type="simple" xlink:show="embed" xlink:actuate="onLoad"/></draw:frame></text:p>
      <text:p text:style-name="Standard"/>
      <text:p text:style-name="Standard">Règles d'interprétation de ce graphe de la représentation simultanée</text:p>
      <text:p text:style-name="Standard"/>
      <text:p text:style-name="P2">Propriétés barycentriques</text:p>
      <text:p text:style-name="P3">A un coefficient près (le même pour tous les individus), un individu est au barycentre (du coté de) des modalités qu'il possède</text:p>
      <text:p text:style-name="Standard"/>
      <text:p text:style-name="Standard"><text:soft-page-break/><draw:frame draw:style-name="fr1" draw:name="images27" text:anchor-type="as-char" svg:width="5.964cm" svg:height="4.165cm" draw:z-index="18"><draw:image xlink:href="Pictures/200000070000174B00001044CE8C93DC.svm" xlink:type="simple" xlink:show="embed" xlink:actuate="onLoad"/></draw:frame></text:p>
      <text:p text:style-name="Standard">i (cercle bleu) est un individu qui possède les modalités bleus et pas les modalités rouges</text:p>
      <text:p text:style-name="Standard"/>
      <text:p text:style-name="P3">A un coefficient près (le même pour toutes les modalités), une modalité est au barycentre (enfin du coté de) des individus qui la possèdent</text:p>
      <text:p text:style-name="Standard"><draw:frame draw:style-name="fr1" draw:name="images28" text:anchor-type="as-char" svg:width="6.191cm" svg:height="4.039cm" draw:z-index="19"><draw:image xlink:href="Pictures/200000070000183000000FC87DA18B95.svm" xlink:type="simple" xlink:show="embed" xlink:actuate="onLoad"/></draw:frame></text:p>
      <text:p text:style-name="Standard">r (carré rouge) est une modalité. Elle est possédée par les individus rouges et pas par les individus bleus</text:p>
      <text:p text:style-name="Standard"/>
      <text:p text:style-name="Standard">Comme dans toute analyse factorielle, un élément est dit supplémentaire s'il n'est pas utilisé dans la construction des axes factoriels (un élément utilisé est dit actif)</text:p>
      <text:p text:style-name="Standard"/>
      <text:p text:style-name="Standard">Les propriétés barycentriques permettent de calculer la position d'un individu ou d'une modalité supplémentaire.</text:p>
      <text:p text:style-name="Standard"/>
      <text:h text:style-name="Heading_20_2" text:outline-level="2">Exemple : Enquête auprès des lecteurs de Ouest France</text:h>
      <text:p text:style-name="Standard">Deux groupes de questions :</text:p>
      <text:p text:style-name="Standard">26 rubriques, indiquez celles que vous lisez régulièrement</text:p>
      <text:p text:style-name="Standard">Signalétique <text:s/>âge, CSP, ...</text:p>
      <text:p text:style-name="Standard"/>
      <text:p text:style-name="Standard">340 individus</text:p>
      <text:p text:style-name="Standard"/>
      <text:p text:style-name="Standard"><draw:frame draw:style-name="fr1" draw:name="images29" text:anchor-type="as-char" svg:width="7.886cm" svg:height="4.18cm" draw:z-index="20"><draw:image xlink:href="Pictures/2000000700001ECE00001055BB026657.svm" xlink:type="simple" xlink:show="embed" xlink:actuate="onLoad"/></draw:frame></text:p>
      <text:p text:style-name="Standard"><text:soft-page-break/><draw:frame draw:style-name="fr1" draw:name="images30" text:anchor-type="as-char" svg:width="7.287cm" svg:height="6.07cm" draw:z-index="21"><draw:image xlink:href="Pictures/2000000700001C76000017B56164D673.svm" xlink:type="simple" xlink:show="embed" xlink:actuate="onLoad"/></draw:frame></text:p>
      <text:p text:style-name="Standard"/>
      <text:p text:style-name="Standard">ACM1 : rubriques en actif, signalétique en supplémentaire</text:p>
      <text:p text:style-name="Standard">Un individu est considéré du point de vu de son profil de lecture</text:p>
      <text:p text:style-name="Standard">On va rechercher les principales dimensions de variabilité des profils de lecture</text:p>
      <text:p text:style-name="Standard">On va étudier les liaisons entre ces dimensions et les variables de signalétique</text:p>
      <text:p text:style-name="Standard"/>
      <text:p text:style-name="Standard">ACM2 : signalétique en actif, rubriques en supplémentaire</text:p>
      <text:p text:style-name="Standard">Un individu est caractérisé par son signalétique </text:p>
      <text:p text:style-name="Standard">On va rechercher les principales dimensions de variabilité des signalétiques</text:p>
      <text:p text:style-name="Standard">On va étudier les liaisons entre ces dimensions et les rubriques</text:p>
      <text:p text:style-name="Standard"/>
      <text:p text:style-name="Standard">ACM3 : rubriques et signalétique en actif</text:p>
      <text:p text:style-name="Standard">Un individu est composé de données hétérogènes</text:p>
      <text:p text:style-name="Standard">L'analyse nécessite un équilibre entre les deux types de données</text:p>
      <text:p text:style-name="Standard">Renvoie à d'autres méthodes (Analyse Factorielle Multiple)</text:p>
      <text:p text:style-name="Standard"/>
      <text:p text:style-name="Standard">Résultat ACM1 (factoMiner)</text:p>
      <text:p text:style-name="Standard"><draw:frame draw:style-name="fr1" draw:name="images31" text:anchor-type="as-char" svg:width="10.215cm" svg:height="5.503cm" draw:z-index="66"><draw:image xlink:href="Pictures/20000007000027E6000015808C6B6FD8.svm" xlink:type="simple" xlink:show="embed" xlink:actuate="onLoad"/></draw:frame></text:p>
      <text:p text:style-name="Standard">Allure générale du nuage des individus sur le premier plan</text:p>
      <text:p text:style-name="Standard"><draw:frame draw:style-name="fr1" draw:name="images32" text:anchor-type="as-char" svg:width="6.899cm" svg:height="5.346cm" draw:z-index="67"><draw:image xlink:href="Pictures/2000000700001AF2000014E2835301E6.svm" xlink:type="simple" xlink:show="embed" xlink:actuate="onLoad"/></draw:frame></text:p>
      <text:p text:style-name="Standard"><text:soft-page-break/>L'origine est au barycentre de tous les individus, c'est du au centrage des variables</text:p>
      <text:p text:style-name="Standard">La répartition semble uniforme, mais ça pourrait mettre en évidence des classes, c'est pourquoi il faut toujours regarder ce nuage.</text:p>
      <text:p text:style-name="Standard"/>
      <text:p text:style-name="Standard">Analyse des 26 rubriques</text:p>
      <text:p text:style-name="Standard"><draw:frame draw:style-name="fr1" draw:name="images33" text:anchor-type="as-char" svg:width="8.715cm" svg:height="7.955cm" draw:z-index="68"><draw:image xlink:href="Pictures/200000070000220B00001F147FB95399.svm" xlink:type="simple" xlink:show="embed" xlink:actuate="onLoad"/></draw:frame></text:p>
      <text:p text:style-name="Standard">Chaque rubriques y est deux fois : modalité lue et modalité non lu</text:p>
      <text:p text:style-name="Standard">L'origine est au barycentre de toutes les modalités (poid p<text:span text:style-name="T1">k</text:span>/J)</text:p>
      <text:p text:style-name="Standard">L'origine est au barycentre des modalités d'une même variable. Les modalités de faible effectif sont éloignées de l'origine. </text:p>
      <text:p text:style-name="Standard"/>
      <text:p text:style-name="Standard">On peut superposer les deux représentations, mais ici ça surchargerait trop.</text:p>
      <text:p text:style-name="Standard"/>
      <text:p text:style-name="Standard">Le fait que d'un coté on a les modalités lues et de l'autre les modalités non lues n'est pas un artefact mais fait partie de la structure des données</text:p>
      <text:p text:style-name="Standard"><draw:frame draw:style-name="fr1" draw:name="images34" text:anchor-type="as-char" svg:width="9.172cm" svg:height="7.073cm" draw:z-index="22"><draw:image xlink:href="Pictures/20000007000023D500001BA2E735309B.svm" xlink:type="simple" xlink:show="embed" xlink:actuate="onLoad"/></draw:frame></text:p>
      <text:p text:style-name="Standard">L'individu A a déclaré avoir lu beaucoup de rubriques contrairement à B</text:p>
      <text:p text:style-name="Standard"/>
      <text:p text:style-name="Standard">La vidéo (min 35) est intéressante pour l'interprétation</text:p>
      <text:p text:style-name="Standard"/>
      <text:p text:style-name="Standard">Ajout du signalétique, là encore, on peut apprendre beaucoup de choses</text:p>
      <text:p text:style-name="Standard"><text:soft-page-break/><draw:frame draw:style-name="fr1" draw:name="images35" text:anchor-type="as-char" svg:width="7.955cm" svg:height="6.579cm" draw:z-index="23"><draw:image xlink:href="Pictures/2000000700001F14000019B4D589E0B8.svm" xlink:type="simple" xlink:show="embed" xlink:actuate="onLoad"/></draw:frame></text:p>
      <text:h text:style-name="Heading_20_2" text:outline-level="2">Conclusions</text:h>
      <text:p text:style-name="Standard">L'ACM est la méthode factorielle adaptée aux tableaux individus * variables qualitatives</text:p>
      <text:p text:style-name="Standard"/>
      <text:p text:style-name="Standard">Ses règles d'interprétations sont simples :</text:p>
      <text:p text:style-name="Standard">un individu est au barycentre de ses modalités</text:p>
      <text:p text:style-name="Standard">Une modalité est au barycentre des individus qui la possèdent (à un coeff près)</text:p>
      <text:p text:style-name="Standard"/>
      <text:p text:style-name="P1">Rémi Bachelet – Central Lille</text:p>
      <text:h text:style-name="Heading_20_1" text:outline-level="1">Analyse Factorielle des Composantes</text:h>
      <text:h text:style-name="Heading_20_2" text:outline-level="2">Introduction</text:h>
      <text:p text:style-name="Standard"><text:a xlink:type="simple" xlink:href="https://www.youtube.com/watch?v=F_2G3sspnjQ" text:style-name="Internet_20_link" text:visited-style-name="Visited_20_Internet_20_Link">https://www.youtube.com/watch?v=F_2G3sspnjQ</text:a></text:p>
      <text:p text:style-name="Standard"/>
      <text:p text:style-name="Standard">L'AFC permet de transformer un tableau de nombre en un mapping, c'est à dire un graphique.</text:p>
      <text:p text:style-name="Standard">Très souvent utilisée dans le dépouillement d'enquêtes.</text:p>
      <text:p text:style-name="Standard">Méthode développée entre autre par Jean-Paul Benzécri en 1970</text:p>
      <text:p text:style-name="Standard"/>
      <text:p text:style-name="Standard">L'analyse factorielle traite des tableaux de nombres.</text:p>
      <text:p text:style-name="Standard">Elle remplace un tableau de nombres difficile à analyser par une série de tableaux plus simples qui sont une bonne approximation de celui-ci.</text:p>
      <text:p text:style-name="Standard">Ces tableaux sont simples, car ils sont exprimables sous forme de graphiques</text:p>
      <text:p text:style-name="Standard"/>
      <text:p text:style-name="Standard">Pourquoi « des correspondances » ?</text:p>
      <text:p text:style-name="Standard">Variables numériques =&gt; on parle de corrélation</text:p>
      <text:p text:style-name="Standard">Variables qualitatives nominales =&gt; on parle de correspondance</text:p>
      <text:p text:style-name="Standard"/>
      <text:p text:style-name="Standard">Pourquoi « factorielle » ?</text:p>
      <text:p text:style-name="Standard">Il s'agit de décomposer le tableau original en une somme de tableaux/matrices qui sont chacun le produit de facteurs simples</text:p>
      <text:p text:style-name="Standard">Autrement dit, on les « met en facteurs »</text:p>
      <text:p text:style-name="Standard"/>
      <text:p text:style-name="Standard">Exemple traité : que deviennent les bacheliers. C'est un tableau de contingence</text:p>
      <text:p text:style-name="Standard"><text:soft-page-break/><draw:frame draw:style-name="fr1" draw:name="images36" text:anchor-type="as-char" svg:width="8.804cm" svg:height="3.089cm" draw:z-index="27"><draw:image xlink:href="Pictures/200000070000226300000C1019415138.svm" xlink:type="simple" xlink:show="embed" xlink:actuate="onLoad"/></draw:frame></text:p>
      <text:p text:style-name="Standard"/>
      <text:p text:style-name="Standard">Exemple 2 : choix des élèves Génie / Filière. C'est un tableau de contingence</text:p>
      <text:p text:style-name="Standard"><draw:frame draw:style-name="fr1" draw:name="images37" text:anchor-type="as-char" svg:width="6.987cm" svg:height="4.8cm" draw:z-index="28"><draw:image xlink:href="Pictures/2000000700001B4A000012BF959E37F0.svm" xlink:type="simple" xlink:show="embed" xlink:actuate="onLoad"/></draw:frame></text:p>
      <text:p text:style-name="Standard">Chiffres difficiles à interpréter.</text:p>
      <text:p text:style-name="Standard"/>
      <text:p text:style-name="Standard">Comment donner du sens à ces données ?</text:p>
      <text:p text:style-name="Standard">L'idée de l'AFC : ce qui est intéressant, c'est de mettre en évidence ce qui est inattendu dans ces répartitions par rapport à une répartition uniforme</text:p>
      <text:p text:style-name="Standard"/>
      <text:p text:style-name="P4">Inattendu = en quoi on dévie d'une répartition uniforme</text:p>
      <text:p text:style-name="Standard"/>
      <text:p text:style-name="Standard"><draw:frame draw:style-name="fr1" draw:name="images38" text:anchor-type="as-char" svg:width="9.419cm" svg:height="2.663cm" draw:z-index="29"><draw:image xlink:href="Pictures/20000007000024CC00000A68D83711B6.svm" xlink:type="simple" xlink:show="embed" xlink:actuate="onLoad"/></draw:frame></text:p>
      <text:h text:style-name="Heading_20_2" text:outline-level="2">Première opération sur les matrices</text:h>
      <text:p text:style-name="Standard">Matrice T des données d'entrée</text:p>
      <text:p text:style-name="Standard">Matrice R des écarts à l'indépendance</text:p>
      <text:p text:style-name="Standard">Mise en facteur d'une matrice, exprimer simplement R</text:p>
      <text:p text:style-name="Standard"/>
      <text:p text:style-name="Standard">Matrice T des données d'entrée</text:p>
      <text:p text:style-name="Standard"><draw:frame draw:style-name="fr1" draw:name="images39" text:anchor-type="as-char" svg:width="8.804cm" svg:height="3.089cm" draw:z-index="30"><draw:image xlink:href="Pictures/200000070000226300000C1019415138.svm" xlink:type="simple" xlink:show="embed" xlink:actuate="onLoad"/></draw:frame></text:p>
      <text:p text:style-name="Standard"/>
      <text:p text:style-name="Standard">Q1 : quelle matrice aurait-on si la répartition dans les filières post-bac ne dépendait pas du type de bac ?</text:p>
      <text:p text:style-name="Standard"/>
      <text:p text:style-name="Standard">Si il y avait situation d'indépendance. Il suffit de reconstituer la matrice à partir de ses marges ligne et colonne</text:p>
      <text:p text:style-name="Standard"><text:soft-page-break/><draw:frame draw:style-name="fr1" draw:name="images40" text:anchor-type="as-char" svg:width="8.625cm" svg:height="4.974cm" draw:z-index="31"><draw:image xlink:href="Pictures/20000007000021B20000136F8E751870.svm" xlink:type="simple" xlink:show="embed" xlink:actuate="onLoad"/></draw:frame></text:p>
      <text:p text:style-name="Standard">Matrice R, elle représente en quelque sorte ce qui est surprenant</text:p>
      <text:p text:style-name="Standard"><draw:frame draw:style-name="fr1" draw:name="images41" text:anchor-type="as-char" svg:width="5.046cm" svg:height="3.124cm" draw:z-index="32"><draw:image xlink:href="Pictures/20000007000013B600000C3325FD9A96.svm" xlink:type="simple" xlink:show="embed" xlink:actuate="onLoad"/></draw:frame></text:p>
      <text:p text:style-name="Standard">Quelle est la particularité de R ? les marges sont nulles</text:p>
      <text:p text:style-name="Standard"/>
      <text:p text:style-name="Standard">Comment exprimer simplement R ?</text:p>
      <text:p text:style-name="Standard">L'idée de décomposer la matrice des écarts à l'indépendance en une somme de matrices :</text:p>
      <text:p text:style-name="Standard">R = T1 + T2</text:p>
      <text:p text:style-name="Standard"/>
      <text:p text:style-name="Standard">Chacune de ces matrices devant être factorisables. Etre le produit d'un vecteur ligne et d'un vecteur colonne</text:p>
      <text:p text:style-name="Standard">T1 = C1 . L1</text:p>
      <text:p text:style-name="Standard"/>
      <text:p text:style-name="Standard">Math : une matrice de rang N (dont la plus petite dimension est N) est décomposable au maximum en N matrices pouvant se mettre en facteurs … ça se démontre</text:p>
      <text:p text:style-name="Standard"/>
      <text:p text:style-name="Standard">Ici T est de rang 3</text:p>
      <text:p text:style-name="Standard">donc T = T0 + T1 + T2</text:p>
      <text:p text:style-name="Standard"/>
      <text:p text:style-name="Standard">Exemple de mise en facteur</text:p>
      <text:p text:style-name="Standard"><draw:frame draw:style-name="fr1" draw:name="images42" text:anchor-type="as-char" svg:width="3.953cm" svg:height="2.769cm" draw:z-index="33"><draw:image xlink:href="Pictures/2000000700000F7000000AD2DF2134D7.svm" xlink:type="simple" xlink:show="embed" xlink:actuate="onLoad"/></draw:frame></text:p>
      <text:p text:style-name="Standard">T (2x2) </text:p>
      <text:p text:style-name="Standard">C (1x2) </text:p>
      <text:p text:style-name="Standard">L (2x1)</text:p>
      <text:p text:style-name="Standard"/>
      <text:p text:style-name="Standard">Une des décomposition convenant à notre problème. Il en existe sans doute d'autres ???</text:p>
      <text:p text:style-name="Standard"><text:soft-page-break/><draw:frame draw:style-name="fr1" draw:name="images43" text:anchor-type="as-char" svg:width="6.826cm" svg:height="4.233cm" draw:z-index="34"><draw:image xlink:href="Pictures/2000000700001AAB0000108A78046253.svm" xlink:type="simple" xlink:show="embed" xlink:actuate="onLoad"/></draw:frame></text:p>
      <text:h text:style-name="Heading_20_2" text:outline-level="2">D'une matrice à une présentation graphique </text:h>
      <text:p text:style-name="Standard">Production et interprétation du mapping</text:p>
      <text:p text:style-name="Standard">-vecteur colonne et vecteur ligne</text:p>
      <text:p text:style-name="Standard">-produit scalaire</text:p>
      <text:p text:style-name="Standard"/>
      <text:p text:style-name="Standard">Un vecteur colonne correspond à une modalité des données en colonnes</text:p>
      <text:p text:style-name="Standard">Un vecteur ligne correspond à une modalité des données en lignes</text:p>
      <text:p text:style-name="Standard"/>
      <text:p text:style-name="Standard">Un axe unidimensionnel + Un axe unidimensionnel = un repère</text:p>
      <text:p text:style-name="Standard"/>
      <text:p text:style-name="Standard"><draw:frame draw:style-name="fr1" draw:name="images44" text:anchor-type="as-char" svg:width="3cm" svg:height="4.145cm" draw:z-index="35"><draw:image xlink:href="Pictures/2000000700000BB80000103204B105B9.svm" xlink:type="simple" xlink:show="embed" xlink:actuate="onLoad"/></draw:frame></text:p>
      <text:p text:style-name="Standard">A partir de là, on reporte ça dans un tableau, et on reporte sur un graphe</text:p>
      <text:p text:style-name="Standard"><draw:frame draw:style-name="fr1" draw:name="images45" text:anchor-type="as-char" svg:width="8.08cm" svg:height="5.099cm" draw:z-index="36"><draw:image xlink:href="Pictures/2000000700001F90000013EBE3A1F1E4.svm" xlink:type="simple" xlink:show="embed" xlink:actuate="onLoad"/></draw:frame></text:p>
      <text:p text:style-name="Standard">Si on trace des vecteurs de l'origine aux points</text:p>
      <text:p text:style-name="Standard"><draw:frame draw:style-name="fr1" draw:name="images46" text:anchor-type="as-char" svg:width="4.323cm" svg:height="4.48cm" draw:z-index="37"><draw:image xlink:href="Pictures/20000007000010E300001181222A760E.svm" xlink:type="simple" xlink:show="embed" xlink:actuate="onLoad"/></draw:frame></text:p>
      <text:p text:style-name="Standard">on observe des conjonctions. Une conjonction est un produit scalaire positif.</text:p>
      <text:p text:style-name="Standard">Les bac CE ont une affinité pour la prépa.</text:p>
      <text:p text:style-name="Standard"><text:soft-page-break/></text:p>
      <text:p text:style-name="Standard">On observe des situations d'opposition, produit scalaire négatif, les bacs A ne vont pas vers Autres (IUT, BTS)</text:p>
      <text:p text:style-name="Standard"/>
      <text:p text:style-name="Standard">On observe une situation de quadrature, quand deux vecteurs sont à angle droit, produit scalaire nul. Les bac A ne vont ni plus ni moins vers les prépas</text:p>
      <text:p text:style-name="Standard"/>
      <text:h text:style-name="Heading_20_2" text:outline-level="2">Optimisation de la factorisation</text:h>
      <text:p text:style-name="Standard"><text:a xlink:type="simple" xlink:href="https://www.youtube.com/watch?v=ABcl4D0QsaI" text:style-name="Internet_20_link" text:visited-style-name="Visited_20_Internet_20_Link">https://www.youtube.com/watch?v=ABcl4D0QsaI</text:a></text:p>
      <text:p text:style-name="Standard">-Le Chi-2 comme métrique, degré de liberté</text:p>
      <text:p text:style-name="Standard">-Retour aux applications, analyse de mapping</text:p>
      <text:p text:style-name="Standard"/>
      <text:p text:style-name="Standard">Quelle est la meilleure décomposition possible pour R ? en effet, T1 et T2 ne sont pas uniques</text:p>
      <text:p text:style-name="Standard">Quel est le critère (la métrique) qui permet de définir les meilleurs T1 et T2 ?</text:p>
      <text:p text:style-name="Standard"/>
      <text:p text:style-name="Standard">Pour une matrice de rang n, on cherche d'abord à trouver la meilleure matrice T1, puis la meilleure T2 de telle manière à ce que le premier axe soit celui qui exprime le plus de sens </text:p>
      <text:p text:style-name="Standard">La métrique la plus intéressante est le Chi-2.</text:p>
      <text:p text:style-name="Standard">Le Chi-2 représente l'écart à l'indépendance. </text:p>
      <text:p text:style-name="Standard">Or cette indépendance est exprimée par T0</text:p>
      <text:p text:style-name="Standard">… l'écart à l'indépendance peut donc se mesurer comme l'écart à T0</text:p>
      <text:p text:style-name="Standard"/>
      <text:p text:style-name="Standard"><draw:frame draw:style-name="fr1" draw:name="images47" text:anchor-type="as-char" svg:width="9.58cm" svg:height="3.141cm" draw:z-index="38"><draw:image xlink:href="Pictures/200000070000256B00000C4560A168B9.svm" xlink:type="simple" xlink:show="embed" xlink:actuate="onLoad"/></draw:frame></text:p>
      <text:p text:style-name="Standard">Chi2 (R) = Chi-2 (T1) + Chi-2 (T2)</text:p>
      <text:p text:style-name="Standard"/>
      <text:p text:style-name="Standard">On cherche la matrice T1 maximisant le Chi-2 par logiciel</text:p>
      <text:p text:style-name="Standard">2491 = 1998 + 493</text:p>
      <text:p text:style-name="Standard">100% = 80,2% + 19.8%</text:p>
      <text:p text:style-name="Standard"/>
      <text:p text:style-name="Standard">Cette « concentration » de ce qu'on appelle le « pourcentage de la variance expliquée par un axe » est particulièrement intéressante lorsque la taille du tableau de données augmente</text:p>
      <text:p text:style-name="Standard"/>
      <text:p text:style-name="Standard">Pourquoi ?</text:p>
      <text:p text:style-name="Standard">On ne peut représenter que deux axes sur un mapping... autant représenter les plus significatifs</text:p>
      <text:p text:style-name="Standard"><text:soft-page-break/><draw:frame draw:style-name="fr1" draw:name="images48" text:anchor-type="as-char" svg:width="9.686cm" svg:height="6.244cm" draw:z-index="39"><draw:image xlink:href="Pictures/20000007000025D5000018655CCFD494.svm" xlink:type="simple" xlink:show="embed" xlink:actuate="onLoad"/></draw:frame></text:p>
      <text:p text:style-name="Standard">La même chose avec les choix Génie / Filière</text:p>
      <text:p text:style-name="Standard"><draw:frame draw:style-name="fr1" draw:name="images49" text:anchor-type="as-char" svg:width="9.895cm" svg:height="6.191cm" draw:z-index="40"><draw:image xlink:href="Pictures/20000007000026A800001830BCE30D74.svm" xlink:type="simple" xlink:show="embed" xlink:actuate="onLoad"/></draw:frame></text:p>
      <text:p text:style-name="Standard">Voir vidéo pour les explications : <text:a xlink:type="simple" xlink:href="https://www.youtube.com/watch?v=ABcl4D0QsaI" text:style-name="Internet_20_link" text:visited-style-name="Visited_20_Internet_20_Link">https://www.youtube.com/watch?v=ABcl4D0QsaI</text:a></text:p>
      <text:p text:style-name="Standard">On peut aussi voir l'axe 3 et 4</text:p>
      <text:p text:style-name="Standard"/>
      <text:h text:style-name="Heading_20_2" text:outline-level="2">Conclusion </text:h>
      <text:h text:style-name="Heading_20_3" text:outline-level="3">Mise en œuvre logiciel</text:h>
      <text:p text:style-name="Standard">Sphinx, SPSS, SAS</text:p>
      <text:p text:style-name="Standard"/>
      <text:h text:style-name="Heading_20_3" text:outline-level="3">Généralisation de l'AFC (C = Correspondances)</text:h>
      <text:p text:style-name="Standard">Les catégories des questionnaires sont souvent mutuellement exclusives, ça conduit à un tableau disjonctif</text:p>
      <text:p text:style-name="Standard"/>
      <text:p text:style-name="Standard">On peut généraliser l'AFC à des tableaux comportant plus de deux entrées, donc au croisement de plus de ceux caractéristiques : Analyse des Composantes Multiples (ACM)</text:p>
      <text:p text:style-name="Standard">Ex : Bac * Orientation * Sexe</text:p>
      <text:p text:style-name="Standard">Dans ce cas on travaille sur des tableaux de Burt</text:p>
      <text:p text:style-name="Standard"/>
      <text:p text:style-name="P2">Comparaison AFC et ACP (C = Composantes)</text:p>
      <text:p text:style-name="Standard"><text:soft-page-break/><draw:frame draw:style-name="fr1" draw:name="images50" text:anchor-type="as-char" svg:width="6.826cm" svg:height="4.233cm" draw:z-index="41"><draw:image xlink:href="Pictures/2000000700001AAB0000108A76E11F2A.svm" xlink:type="simple" xlink:show="embed" xlink:actuate="onLoad"/></draw:frame></text:p>
      <text:p text:style-name="Standard">Si on a des données permettant de faire une AFC, peut on y appliquer une ACP ? Non </text:p>
      <text:p text:style-name="Standard"/>
      <text:p text:style-name="Standard">Si on a des données permettant de faire une ACP, peut on y appliquer une AFC ? Oui </text:p>
      <text:p text:style-name="Standard">… Mais alors ?</text:p>
      <text:p text:style-name="Standard">Alors on traite les données numériques comme des catégories</text:p>
      <text:p text:style-name="Standard"/>
      <text:p text:style-name="P2">Effet particulier quand on traite des Likert</text:p>
      <text:p text:style-name="Standard">Ex : Q1 Aimez vous les maths (beaucoup, assez, un peu, pas du tout)</text:p>
      <text:p text:style-name="Standard">Ex : Q2 Avez vous de bonnes notes en maths (très bonnes, bonnes, moyennes, mauvaises)</text:p>
      <text:p text:style-name="Standard"/>
      <text:p text:style-name="Standard">Que voit on sur une AFC si il existe une relation entre deux Likert corrélées ?</text:p>
      <text:p text:style-name="Standard">Les points du mapping suivent une parabole, c'est l'effet Guttman</text:p>
      <text:p text:style-name="Standard"/>
      <text:p text:style-name="P2">Pour en savoir plus</text:p>
      <text:p text:style-name="Standard"/>
      <text:p text:style-name="Standard">Site Web de Philipe Cibois (il a une approche simple)</text:p>
      <text:p text:style-name="Standard"/>
      <text:p text:style-name="Standard"><text:a xlink:type="simple" xlink:href="https://fr.wikipedia.org/wiki/Analyse_factorielle_des_correspondances" text:style-name="Internet_20_link" text:visited-style-name="Visited_20_Internet_20_Link">https://fr.wikipedia.org/wiki/Analyse_factorielle_des_correspondances</text:a></text:p>
      <text:p text:style-name="Standard"/>
      <text:p text:style-name="P1">Algorithme en rêve</text:p>
      <text:p text:style-name="Standard"/>
      <text:h text:style-name="Heading_20_1" text:outline-level="1">Après l'abandon UTMB</text:h>
      <text:p text:style-name="Standard">Drôle de rêve dans un état autre (semi inconscience)</text:p>
      <text:p text:style-name="Standard">J'étais dans la voiture, après l'abandon à Arnouvaz puis le rapatriement vers Chamonix en deux bus, c'était assez long</text:p>
      <text:p text:style-name="Standard">Je n'ai que des souvenirs partiels, je me souviens d'avoir dit, 'c'est petit comme figure, mais c'est génial'</text:p>
      <text:p text:style-name="Standard"/>
      <text:p text:style-name="Standard">Une espèce de jeux de la vie avec 7 personnages</text:p>
      <text:p text:style-name="Standard">le philosophe </text:p>
      <text:p text:style-name="Standard">le fondeur</text:p>
      <text:p text:style-name="Standard">le magicien ?</text:p>
      <text:p text:style-name="Standard">Le serrurier ?</text:p>
      <text:p text:style-name="Standard"/>
      <text:p text:style-name="Standard">Visiblement une espèce de cooptation. Je me souviens d'un schéma assez petit au centre de l'écran.</text:p>
      <text:p text:style-name="Standard">Je me souviens que quelqu'un m'a dit que le système n'avait pas toujours la même solution, ça dépendait du point de départ.</text:p>
      <text:p text:style-name="Standard">Je me souviens du philisophe me disant, 'moi j'ai choisi le fondeur, comme ça j'ai un portail en or'</text:p>
      <text:p text:style-name="Standard">Je me souviens d'un personnage (Djdj?) me montrant une figure, un dessin que j'ai trouvé inintéressante. Plus de souvenir de la figure</text:p>
      <text:p text:style-name="Standard"><text:soft-page-break/></text:p>
      <text:p text:style-name="Standard">Je me suis réveillé à 7h, et je me suis souvenu de quelques bribes de cette histoi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1-09-06T21:45:27.82</dc:date>
    <meta:editing-duration>P14DT22H44M34S</meta:editing-duration>
    <meta:editing-cycles>304</meta:editing-cycles>
    <meta:generator>OpenOffice/4.1.9$Win32 OpenOffice.org_project/419m1$Build-9805</meta:generator>
    <meta:document-statistic meta:table-count="0" meta:image-count="69" meta:object-count="0" meta:page-count="32" meta:paragraph-count="557" meta:word-count="5500" meta:character-count="35318"/>
  </office:meta>
</office:document-meta>
</file>